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c557" officeooo:paragraph-rsid="0019c557"/>
    </style:style>
    <style:style style:name="P2" style:family="paragraph" style:parent-style-name="Text_20_body">
      <style:text-properties officeooo:rsid="00cddd1f" officeooo:paragraph-rsid="0019c557"/>
    </style:style>
    <style:style style:name="P3" style:family="paragraph" style:parent-style-name="Text_20_body">
      <style:text-properties fo:font-style="italic" officeooo:paragraph-rsid="00cf6c19" style:font-style-asian="italic" style:font-style-complex="italic"/>
    </style:style>
    <style:style style:name="P4" style:family="paragraph" style:parent-style-name="Text_20_body">
      <style:paragraph-properties fo:text-align="center" style:justify-single-word="false"/>
      <style:text-properties fo:font-style="italic" officeooo:rsid="01668bbe" officeooo:paragraph-rsid="01668bbe" style:font-style-asian="italic" style:font-style-complex="italic"/>
    </style:style>
    <style:style style:name="P5" style:family="paragraph" style:parent-style-name="Text_20_body">
      <style:text-properties officeooo:rsid="00f05e0d" officeooo:paragraph-rsid="00f05e0d"/>
    </style:style>
    <style:style style:name="P6" style:family="paragraph" style:parent-style-name="Text_20_body">
      <style:text-properties officeooo:rsid="00f18166" officeooo:paragraph-rsid="00f18166"/>
    </style:style>
    <style:style style:name="P7" style:family="paragraph" style:parent-style-name="Text_20_body">
      <style:text-properties officeooo:rsid="00f4e984" officeooo:paragraph-rsid="00f4e984"/>
    </style:style>
    <style:style style:name="P8" style:family="paragraph" style:parent-style-name="Text_20_body">
      <style:text-properties officeooo:rsid="00f4e984" officeooo:paragraph-rsid="01170f8e"/>
    </style:style>
    <style:style style:name="P9" style:family="paragraph" style:parent-style-name="Text_20_body">
      <style:text-properties officeooo:rsid="00f4e984" officeooo:paragraph-rsid="011b558d"/>
    </style:style>
    <style:style style:name="P10" style:family="paragraph" style:parent-style-name="Text_20_body">
      <style:text-properties officeooo:rsid="0119b703" officeooo:paragraph-rsid="0119b703"/>
    </style:style>
    <style:style style:name="P11" style:family="paragraph" style:parent-style-name="Text_20_body">
      <style:text-properties fo:font-style="normal" fo:font-weight="normal" officeooo:rsid="0119b703" officeooo:paragraph-rsid="011b558d" style:font-style-asian="normal" style:font-weight-asian="normal" style:font-style-complex="normal" style:font-weight-complex="normal"/>
    </style:style>
    <style:style style:name="P12" style:family="paragraph" style:parent-style-name="Text_20_body">
      <style:text-properties fo:font-style="normal" fo:font-weight="normal" officeooo:rsid="0007cfa8" officeooo:paragraph-rsid="0119b703" style:font-style-asian="normal" style:font-weight-asian="normal" style:font-style-complex="normal" style:font-weight-complex="normal"/>
    </style:style>
    <style:style style:name="P13" style:family="paragraph" style:parent-style-name="Text_20_body">
      <style:text-properties fo:font-style="normal" officeooo:rsid="00ee80d1" officeooo:paragraph-rsid="01263cd2" style:font-style-asian="normal" style:font-style-complex="normal"/>
    </style:style>
    <style:style style:name="P14" style:family="paragraph" style:parent-style-name="Text_20_body">
      <style:paragraph-properties fo:text-align="start" style:justify-single-word="false"/>
      <style:text-properties fo:font-style="normal" officeooo:rsid="01683b66" officeooo:paragraph-rsid="01683b66" style:font-style-asian="normal" style:font-style-complex="normal"/>
    </style:style>
    <style:style style:name="P15" style:family="paragraph" style:parent-style-name="Text_20_body">
      <style:paragraph-properties fo:text-align="start" style:justify-single-word="false"/>
      <style:text-properties fo:font-style="normal" officeooo:rsid="016d197a" officeooo:paragraph-rsid="016d197a" style:font-style-asian="normal" style:font-style-complex="normal"/>
    </style:style>
    <style:style style:name="P16" style:family="paragraph" style:parent-style-name="Text_20_body">
      <style:paragraph-properties fo:text-align="start" style:justify-single-word="false"/>
      <style:text-properties fo:font-style="normal" officeooo:rsid="01704d64" officeooo:paragraph-rsid="01704d64" style:font-style-asian="normal" style:font-style-complex="normal"/>
    </style:style>
    <style:style style:name="P17" style:family="paragraph" style:parent-style-name="Text_20_body">
      <style:paragraph-properties fo:text-align="start" style:justify-single-word="false"/>
      <style:text-properties fo:font-style="normal" officeooo:rsid="01739a43" officeooo:paragraph-rsid="01739a43" style:font-style-asian="normal" style:font-style-complex="normal"/>
    </style:style>
    <style:style style:name="P18" style:family="paragraph" style:parent-style-name="Text_20_body">
      <style:text-properties officeooo:rsid="01290c02" officeooo:paragraph-rsid="012e9c62"/>
    </style:style>
    <style:style style:name="P19" style:family="paragraph" style:parent-style-name="Text_20_body">
      <style:text-properties officeooo:rsid="012f7dfe" officeooo:paragraph-rsid="01303e07"/>
    </style:style>
    <style:style style:name="P20" style:family="paragraph" style:parent-style-name="Text_20_body">
      <style:text-properties officeooo:rsid="012f7dfe" officeooo:paragraph-rsid="0132e3e4"/>
    </style:style>
    <style:style style:name="P21" style:family="paragraph" style:parent-style-name="Text_20_body">
      <style:text-properties officeooo:rsid="012f7dfe" officeooo:paragraph-rsid="0190e798"/>
    </style:style>
    <style:style style:name="P22" style:family="paragraph" style:parent-style-name="Text_20_body">
      <style:text-properties officeooo:rsid="012e9c62" officeooo:paragraph-rsid="012e9c62"/>
    </style:style>
    <style:style style:name="P23" style:family="paragraph" style:parent-style-name="Text_20_body">
      <style:text-properties officeooo:rsid="013a3e94" officeooo:paragraph-rsid="013a3e94"/>
    </style:style>
    <style:style style:name="P24" style:family="paragraph" style:parent-style-name="Text_20_body">
      <style:text-properties officeooo:rsid="013a3e94" officeooo:paragraph-rsid="013c581b"/>
    </style:style>
    <style:style style:name="P25" style:family="paragraph" style:parent-style-name="Text_20_body">
      <style:text-properties officeooo:rsid="013c581b" officeooo:paragraph-rsid="013e9e00"/>
    </style:style>
    <style:style style:name="P26" style:family="paragraph" style:parent-style-name="Text_20_body">
      <style:text-properties officeooo:rsid="013c581b" officeooo:paragraph-rsid="0190e798"/>
    </style:style>
    <style:style style:name="P27" style:family="paragraph" style:parent-style-name="Text_20_body">
      <style:text-properties officeooo:rsid="014062c2" officeooo:paragraph-rsid="014062c2"/>
    </style:style>
    <style:style style:name="P28" style:family="paragraph" style:parent-style-name="Text_20_body">
      <style:text-properties officeooo:rsid="013a9604" officeooo:paragraph-rsid="013c581b"/>
    </style:style>
    <style:style style:name="P29" style:family="paragraph" style:parent-style-name="Text_20_body">
      <style:text-properties officeooo:rsid="0141cd6b" officeooo:paragraph-rsid="0141cd6b"/>
    </style:style>
    <style:style style:name="P30" style:family="paragraph" style:parent-style-name="Text_20_body">
      <style:text-properties officeooo:rsid="0143b1a0" officeooo:paragraph-rsid="0143b1a0"/>
    </style:style>
    <style:style style:name="P31" style:family="paragraph" style:parent-style-name="Text_20_body">
      <style:text-properties officeooo:rsid="0145993b" officeooo:paragraph-rsid="0145993b"/>
    </style:style>
    <style:style style:name="P32" style:family="paragraph" style:parent-style-name="Text_20_body">
      <style:text-properties officeooo:rsid="0148d72e" officeooo:paragraph-rsid="014c0740"/>
    </style:style>
    <style:style style:name="P33" style:family="paragraph" style:parent-style-name="Text_20_body">
      <style:text-properties officeooo:rsid="0148d72e" officeooo:paragraph-rsid="014f5816"/>
    </style:style>
    <style:style style:name="P34" style:family="paragraph" style:parent-style-name="Text_20_body">
      <style:text-properties officeooo:rsid="01538ce4" officeooo:paragraph-rsid="01596f31"/>
    </style:style>
    <style:style style:name="P35" style:family="paragraph" style:parent-style-name="Text_20_body">
      <style:text-properties officeooo:rsid="01596f31" officeooo:paragraph-rsid="01596f31"/>
    </style:style>
    <style:style style:name="P36" style:family="paragraph" style:parent-style-name="Text_20_body">
      <style:text-properties officeooo:rsid="015c6796" officeooo:paragraph-rsid="015c6796"/>
    </style:style>
    <style:style style:name="P37" style:family="paragraph" style:parent-style-name="Text_20_body">
      <style:text-properties officeooo:rsid="01603d9a" officeooo:paragraph-rsid="01603d9a"/>
    </style:style>
    <style:style style:name="P38" style:family="paragraph" style:parent-style-name="Text_20_body">
      <style:text-properties officeooo:rsid="016616fc" officeooo:paragraph-rsid="016616fc"/>
    </style:style>
    <style:style style:name="P39" style:family="paragraph" style:parent-style-name="Text_20_body">
      <style:text-properties officeooo:rsid="0174cfa3" officeooo:paragraph-rsid="0174cfa3"/>
    </style:style>
    <style:style style:name="P40" style:family="paragraph" style:parent-style-name="Text_20_body">
      <style:text-properties officeooo:rsid="01772461" officeooo:paragraph-rsid="01772461"/>
    </style:style>
    <style:style style:name="P41" style:family="paragraph" style:parent-style-name="Text_20_body">
      <style:text-properties officeooo:rsid="0178a15f" officeooo:paragraph-rsid="0178a15f"/>
    </style:style>
    <style:style style:name="P42" style:family="paragraph" style:parent-style-name="Text_20_body">
      <style:text-properties officeooo:rsid="017b68bb" officeooo:paragraph-rsid="017b68bb"/>
    </style:style>
    <style:style style:name="P43" style:family="paragraph" style:parent-style-name="Text_20_body">
      <style:text-properties officeooo:rsid="017dcc50" officeooo:paragraph-rsid="017dcc50"/>
    </style:style>
    <style:style style:name="P44" style:family="paragraph" style:parent-style-name="Text_20_body">
      <style:text-properties officeooo:rsid="017f73a4" officeooo:paragraph-rsid="017f73a4"/>
    </style:style>
    <style:style style:name="P45" style:family="paragraph" style:parent-style-name="Text_20_body">
      <style:text-properties officeooo:rsid="0181480d" officeooo:paragraph-rsid="0181480d"/>
    </style:style>
    <style:style style:name="P46" style:family="paragraph" style:parent-style-name="Text_20_body">
      <style:text-properties officeooo:rsid="01823b0d" officeooo:paragraph-rsid="01823b0d"/>
    </style:style>
    <style:style style:name="P47" style:family="paragraph" style:parent-style-name="Text_20_body">
      <style:paragraph-properties fo:text-align="center" style:justify-single-word="false"/>
      <style:text-properties officeooo:rsid="0183aa26" officeooo:paragraph-rsid="0183aa26"/>
    </style:style>
    <style:style style:name="P48" style:family="paragraph" style:parent-style-name="Text_20_body">
      <style:paragraph-properties fo:text-align="start" style:justify-single-word="false"/>
      <style:text-properties officeooo:rsid="0183aa26" officeooo:paragraph-rsid="0183aa26"/>
    </style:style>
    <style:style style:name="P49" style:family="paragraph" style:parent-style-name="Text_20_body">
      <style:paragraph-properties fo:text-align="start" style:justify-single-word="false"/>
      <style:text-properties officeooo:rsid="0185ad79" officeooo:paragraph-rsid="0185c95a"/>
    </style:style>
    <style:style style:name="P50" style:family="paragraph" style:parent-style-name="Text_20_body">
      <style:text-properties officeooo:rsid="01862057" officeooo:paragraph-rsid="01862057"/>
    </style:style>
    <style:style style:name="P51" style:family="paragraph" style:parent-style-name="Text_20_body">
      <style:text-properties officeooo:rsid="01862057" officeooo:paragraph-rsid="01875752"/>
    </style:style>
    <style:style style:name="P52" style:family="paragraph" style:parent-style-name="Text_20_body">
      <style:text-properties officeooo:rsid="018921d7" officeooo:paragraph-rsid="018921d7"/>
    </style:style>
    <style:style style:name="P53" style:family="paragraph" style:parent-style-name="Text_20_body">
      <style:text-properties officeooo:rsid="018cc42f" officeooo:paragraph-rsid="018cc42f"/>
    </style:style>
    <style:style style:name="P54" style:family="paragraph" style:parent-style-name="Text_20_body">
      <style:paragraph-properties fo:text-align="start" style:justify-single-word="false"/>
      <style:text-properties style:text-position="super 58%" fo:font-style="normal" officeooo:rsid="01668bbe" officeooo:paragraph-rsid="01668bbe" style:font-style-asian="normal" style:font-style-complex="normal"/>
    </style:style>
    <style:style style:name="P55" style:family="paragraph" style:parent-style-name="Text_20_body">
      <style:paragraph-properties fo:text-align="start" style:justify-single-word="false"/>
      <style:text-properties officeooo:rsid="0185c95a" officeooo:paragraph-rsid="0185c95a"/>
    </style:style>
    <style:style style:name="P56" style:family="paragraph" style:parent-style-name="Text_20_body">
      <style:text-properties officeooo:rsid="013c7fde" officeooo:paragraph-rsid="0190e798"/>
    </style:style>
    <style:style style:name="P57" style:family="paragraph" style:parent-style-name="Subtitle">
      <style:text-properties fo:font-style="italic" style:font-style-asian="italic" style:font-style-complex="italic"/>
    </style:style>
    <style:style style:name="P58" style:family="paragraph" style:parent-style-name="Subtitle">
      <style:text-properties fo:font-style="italic" officeooo:rsid="00ee80d1" officeooo:paragraph-rsid="0022a8e0" style:font-style-asian="italic" style:font-style-complex="italic"/>
    </style:style>
    <style:style style:name="P59" style:family="paragraph" style:parent-style-name="Title">
      <style:text-properties officeooo:rsid="0019c557" officeooo:paragraph-rsid="0019c557"/>
    </style:style>
    <style:style style:name="P60" style:family="paragraph" style:parent-style-name="Footnote">
      <style:text-properties officeooo:rsid="00f53140" officeooo:paragraph-rsid="00f53140"/>
    </style:style>
    <style:style style:name="P61" style:family="paragraph" style:parent-style-name="Footnote">
      <style:text-properties officeooo:rsid="00f6b41d" officeooo:paragraph-rsid="00f6b41d"/>
    </style:style>
    <style:style style:name="P62" style:family="paragraph" style:parent-style-name="Footnote">
      <style:text-properties officeooo:rsid="00fc1383" officeooo:paragraph-rsid="00fc1383"/>
    </style:style>
    <style:style style:name="P63" style:family="paragraph" style:parent-style-name="Footnote">
      <style:text-properties officeooo:rsid="010213cb" officeooo:paragraph-rsid="010213cb"/>
    </style:style>
    <style:style style:name="P64" style:family="paragraph" style:parent-style-name="Footnote">
      <style:text-properties officeooo:rsid="013110af" officeooo:paragraph-rsid="013110af"/>
    </style:style>
    <style:style style:name="P65" style:family="paragraph" style:parent-style-name="Footnote">
      <style:text-properties officeooo:rsid="01369b25" officeooo:paragraph-rsid="01369b25"/>
    </style:style>
    <style:style style:name="P66" style:family="paragraph" style:parent-style-name="Footnote">
      <style:text-properties officeooo:rsid="0140c0b0" officeooo:paragraph-rsid="0140c0b0"/>
    </style:style>
    <style:style style:name="P67" style:family="paragraph" style:parent-style-name="Footnote">
      <style:text-properties officeooo:rsid="0141cd6b" officeooo:paragraph-rsid="0141cd6b"/>
    </style:style>
    <style:style style:name="P68" style:family="paragraph" style:parent-style-name="Footnote">
      <style:text-properties officeooo:rsid="0145993b" officeooo:paragraph-rsid="0145993b"/>
    </style:style>
    <style:style style:name="P69" style:family="paragraph" style:parent-style-name="Footnote">
      <style:text-properties officeooo:rsid="014795e8" officeooo:paragraph-rsid="014795e8"/>
    </style:style>
    <style:style style:name="P70" style:family="paragraph" style:parent-style-name="Footnote">
      <style:text-properties officeooo:rsid="014aa7b7" officeooo:paragraph-rsid="014aa7b7"/>
    </style:style>
    <style:style style:name="P71" style:family="paragraph" style:parent-style-name="Footnote">
      <style:text-properties officeooo:rsid="014c6f38" officeooo:paragraph-rsid="014c6f38"/>
    </style:style>
    <style:style style:name="P72" style:family="paragraph" style:parent-style-name="Footnote">
      <style:text-properties officeooo:rsid="015e4f61" officeooo:paragraph-rsid="015e4f61"/>
    </style:style>
    <style:style style:name="P73" style:family="paragraph" style:parent-style-name="Footnote">
      <style:text-properties officeooo:rsid="01704d64" officeooo:paragraph-rsid="01704d64"/>
    </style:style>
    <style:style style:name="P74" style:family="paragraph" style:parent-style-name="Footnote">
      <style:text-properties officeooo:rsid="0171dee5" officeooo:paragraph-rsid="0171dee5"/>
    </style:style>
    <style:style style:name="P75" style:family="paragraph" style:parent-style-name="Footnote">
      <style:text-properties officeooo:rsid="0174cfa3" officeooo:paragraph-rsid="0174cfa3"/>
    </style:style>
    <style:style style:name="P76" style:family="paragraph" style:parent-style-name="Footnote">
      <style:text-properties officeooo:rsid="01772461" officeooo:paragraph-rsid="01772461"/>
    </style:style>
    <style:style style:name="P77" style:family="paragraph" style:parent-style-name="Footnote">
      <style:text-properties officeooo:rsid="017ab56a" officeooo:paragraph-rsid="017ab56a"/>
    </style:style>
    <style:style style:name="P78" style:family="paragraph" style:parent-style-name="Footnote">
      <style:text-properties officeooo:rsid="017b68bb" officeooo:paragraph-rsid="017b68bb"/>
    </style:style>
    <style:style style:name="P79" style:family="paragraph" style:parent-style-name="Footnote">
      <style:text-properties officeooo:rsid="017d4a6b" officeooo:paragraph-rsid="017d4a6b"/>
    </style:style>
    <style:style style:name="P80" style:family="paragraph" style:parent-style-name="Footnote">
      <style:text-properties officeooo:rsid="01802e66" officeooo:paragraph-rsid="01802e66"/>
    </style:style>
    <style:style style:name="P81" style:family="paragraph" style:parent-style-name="Footnote">
      <style:text-properties officeooo:rsid="0181480d" officeooo:paragraph-rsid="0181480d"/>
    </style:style>
    <style:style style:name="P82" style:family="paragraph" style:parent-style-name="Footnote">
      <style:text-properties officeooo:rsid="0183fdf4" officeooo:paragraph-rsid="0183fdf4"/>
    </style:style>
    <style:style style:name="P83" style:family="paragraph" style:parent-style-name="Footnote">
      <style:text-properties officeooo:rsid="0185ad79" officeooo:paragraph-rsid="0185ad79"/>
    </style:style>
    <style:style style:name="P84" style:family="paragraph" style:parent-style-name="Footnote">
      <style:text-properties officeooo:rsid="018921d7" officeooo:paragraph-rsid="018921d7"/>
    </style:style>
    <style:style style:name="P85" style:family="paragraph" style:parent-style-name="Standard">
      <style:text-properties officeooo:rsid="0007cfa8" officeooo:paragraph-rsid="0119b703"/>
    </style:style>
    <style:style style:name="P86" style:family="paragraph" style:parent-style-name="Standard">
      <style:text-properties officeooo:rsid="011cefc8" officeooo:paragraph-rsid="011dd978"/>
    </style:style>
    <style:style style:name="P87" style:family="paragraph" style:parent-style-name="Standard">
      <style:text-properties officeooo:rsid="011fe5a4" officeooo:paragraph-rsid="011fe5a4"/>
    </style:style>
    <style:style style:name="P88" style:family="paragraph" style:parent-style-name="Standard">
      <style:text-properties officeooo:rsid="0122c90d" officeooo:paragraph-rsid="0122c90d"/>
    </style:style>
    <style:style style:name="P89" style:family="paragraph" style:parent-style-name="Standard">
      <style:text-properties officeooo:rsid="01290c02" officeooo:paragraph-rsid="0122c90d"/>
    </style:style>
    <style:style style:name="P90" style:family="paragraph" style:parent-style-name="Standard">
      <style:text-properties officeooo:rsid="01290c02" officeooo:paragraph-rsid="01290c02"/>
    </style:style>
    <style:style style:name="P91" style:family="paragraph" style:parent-style-name="Standard">
      <style:text-properties officeooo:rsid="012e9c62" officeooo:paragraph-rsid="012e9c62"/>
    </style:style>
    <style:style style:name="P92" style:family="paragraph" style:parent-style-name="Standard">
      <style:text-properties officeooo:rsid="00f4e984" officeooo:paragraph-rsid="012e9c62"/>
    </style:style>
    <style:style style:name="P93" style:family="paragraph" style:parent-style-name="Frame_20_contents">
      <style:paragraph-properties fo:text-align="center" style:justify-single-word="false"/>
      <style:text-properties officeooo:rsid="0122c90d" officeooo:paragraph-rsid="0122c90d"/>
    </style:style>
    <style:style style:name="P94" style:family="paragraph" style:parent-style-name="Frame_20_contents">
      <style:text-properties officeooo:rsid="012b579a" officeooo:paragraph-rsid="012b579a"/>
    </style:style>
    <style:style style:name="P95" style:family="paragraph" style:parent-style-name="Frame_20_contents">
      <style:text-properties officeooo:rsid="012b579a" officeooo:paragraph-rsid="012d52c4"/>
    </style:style>
    <style:style style:name="P96" style:family="paragraph" style:parent-style-name="Frame_20_contents">
      <style:text-properties officeooo:rsid="012b579a" officeooo:paragraph-rsid="01369b25"/>
    </style:style>
    <style:style style:name="P97" style:family="paragraph" style:parent-style-name="Frame_20_contents">
      <style:text-properties officeooo:rsid="0134a395" officeooo:paragraph-rsid="01369b25"/>
    </style:style>
    <style:style style:name="P98" style:family="paragraph" style:parent-style-name="Frame_20_contents">
      <style:text-properties officeooo:rsid="000ddf9d" officeooo:paragraph-rsid="01369b25"/>
    </style:style>
    <style:style style:name="P99" style:family="paragraph" style:parent-style-name="Frame_20_contents">
      <style:text-properties fo:font-size="10pt" officeooo:rsid="0174e2b6" officeooo:paragraph-rsid="0174e2b6" style:font-size-asian="10pt" style:font-size-complex="10pt"/>
    </style:style>
    <style:style style:name="P100" style:family="paragraph" style:parent-style-name="Frame_20_contents">
      <style:text-properties fo:font-size="10pt" officeooo:rsid="0174e2b6" officeooo:paragraph-rsid="01756d1d" style:font-size-asian="10pt" style:font-size-complex="10pt"/>
    </style:style>
    <style:style style:name="P101" style:family="paragraph" style:parent-style-name="Frame_20_contents">
      <style:text-properties officeooo:rsid="017b68bb" officeooo:paragraph-rsid="017b68bb"/>
    </style:style>
    <style:style style:name="P102" style:family="paragraph" style:parent-style-name="Frame_20_contents">
      <style:text-properties officeooo:rsid="017d4a6b" officeooo:paragraph-rsid="017d4a6b"/>
    </style:style>
    <style:style style:name="P103" style:family="paragraph" style:parent-style-name="Frame_20_contents">
      <style:paragraph-properties fo:text-align="start" style:justify-single-word="false"/>
      <style:text-properties officeooo:rsid="0185c95a" officeooo:paragraph-rsid="0185c95a"/>
    </style:style>
    <style:style style:name="P104" style:family="paragraph" style:parent-style-name="Text_20_body">
      <style:paragraph-properties fo:break-before="page"/>
      <style:text-properties officeooo:rsid="018cc42f" officeooo:paragraph-rsid="018cc42f"/>
    </style:style>
    <style:style style:name="P105" style:family="paragraph" style:parent-style-name="Text">
      <style:paragraph-properties fo:text-align="center" style:justify-single-word="false"/>
    </style:style>
    <style:style style:name="P106" style:family="paragraph">
      <loext:graphic-properties draw:fill-color="#00cc00" draw:opacity="50%"/>
      <style:paragraph-properties fo:text-align="center"/>
    </style:style>
    <style:style style:name="P107" style:family="paragraph">
      <style:paragraph-properties fo:text-align="center"/>
    </style:style>
    <style:style style:name="P108" style:family="paragraph">
      <loext:graphic-properties draw:fill="none"/>
      <style:paragraph-properties fo:text-align="center"/>
    </style:style>
    <style:style style:name="P109" style:family="paragraph">
      <loext:graphic-properties draw:fill="solid" draw:fill-color="#00ff00" draw:opacity="50%"/>
      <style:paragraph-properties fo:text-align="center"/>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f41cb0" style:font-style-asian="italic" style:font-weight-asian="normal" style:font-style-complex="italic" style:font-weight-complex="normal"/>
    </style:style>
    <style:style style:name="T3" style:family="text">
      <style:text-properties fo:font-style="italic" fo:font-weight="normal" officeooo:rsid="00f44baf" style:font-style-asian="italic" style:font-weight-asian="normal" style:font-style-complex="italic" style:font-weight-complex="normal"/>
    </style:style>
    <style:style style:name="T4" style:family="text">
      <style:text-properties fo:font-style="italic" fo:font-weight="normal" officeooo:rsid="01010fce"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103e94d" style:font-style-asian="italic" style:font-style-complex="italic"/>
    </style:style>
    <style:style style:name="T7" style:family="text">
      <style:text-properties fo:font-style="italic" officeooo:rsid="01263cd2" style:font-style-asian="italic" style:font-style-complex="italic"/>
    </style:style>
    <style:style style:name="T8" style:family="text">
      <style:text-properties fo:font-style="italic" officeooo:rsid="01303e07" style:font-style-asian="italic" style:font-style-complex="italic"/>
    </style:style>
    <style:style style:name="T9" style:family="text">
      <style:text-properties fo:font-style="italic" officeooo:rsid="01422ac3" style:font-style-asian="italic" style:font-style-complex="italic"/>
    </style:style>
    <style:style style:name="T10" style:family="text">
      <style:text-properties fo:font-style="italic" officeooo:rsid="014c6f38" style:font-style-asian="italic" style:font-style-complex="italic"/>
    </style:style>
    <style:style style:name="T11" style:family="text">
      <style:text-properties fo:font-style="italic" officeooo:rsid="016195cf" style:font-style-asian="italic" style:font-style-complex="italic"/>
    </style:style>
    <style:style style:name="T12" style:family="text">
      <style:text-properties fo:font-style="italic" officeooo:rsid="016e00ac" style:font-style-asian="italic" style:font-style-complex="italic"/>
    </style:style>
    <style:style style:name="T13" style:family="text">
      <style:text-properties fo:font-style="italic" officeooo:rsid="017a3295" style:font-style-asian="italic" style:font-style-complex="italic"/>
    </style:style>
    <style:style style:name="T14" style:family="text">
      <style:text-properties fo:font-style="italic" officeooo:rsid="0185c95a" style:font-style-asian="italic" style:font-style-complex="italic"/>
    </style:style>
    <style:style style:name="T15" style:family="text">
      <style:text-properties fo:font-style="italic" officeooo:rsid="01875752" style:font-style-asian="italic" style:font-style-complex="italic"/>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f290b8" style:font-style-asian="normal" style:font-weight-asian="normal" style:font-style-complex="normal" style:font-weight-complex="normal"/>
    </style:style>
    <style:style style:name="T18" style:family="text">
      <style:text-properties fo:font-style="normal" fo:font-weight="normal" officeooo:rsid="00f40778" style:font-style-asian="normal" style:font-weight-asian="normal" style:font-style-complex="normal" style:font-weight-complex="normal"/>
    </style:style>
    <style:style style:name="T19" style:family="text">
      <style:text-properties fo:font-style="normal" fo:font-weight="normal" officeooo:rsid="00f41cb0" style:font-style-asian="normal" style:font-weight-asian="normal" style:font-style-complex="normal" style:font-weight-complex="normal"/>
    </style:style>
    <style:style style:name="T20" style:family="text">
      <style:text-properties fo:font-style="normal" fo:font-weight="normal" officeooo:rsid="00f44baf" style:font-style-asian="normal" style:font-weight-asian="normal" style:font-style-complex="normal" style:font-weight-complex="normal"/>
    </style:style>
    <style:style style:name="T21" style:family="text">
      <style:text-properties fo:font-style="normal" fo:font-weight="normal" officeooo:rsid="00f53140" style:font-style-asian="normal" style:font-weight-asian="normal" style:font-style-complex="normal" style:font-weight-complex="normal"/>
    </style:style>
    <style:style style:name="T22" style:family="text">
      <style:text-properties fo:font-style="normal" fo:font-weight="normal" officeooo:rsid="00f643e9" style:font-style-asian="normal" style:font-weight-asian="normal" style:font-style-complex="normal" style:font-weight-complex="normal"/>
    </style:style>
    <style:style style:name="T23" style:family="text">
      <style:text-properties fo:font-style="normal" fo:font-weight="normal" officeooo:rsid="00f6b41d" style:font-style-asian="normal" style:font-weight-asian="normal" style:font-style-complex="normal" style:font-weight-complex="normal"/>
    </style:style>
    <style:style style:name="T24" style:family="text">
      <style:text-properties fo:font-style="normal" fo:font-weight="normal" officeooo:rsid="00fa8186" style:font-style-asian="normal" style:font-weight-asian="normal" style:font-style-complex="normal" style:font-weight-complex="normal"/>
    </style:style>
    <style:style style:name="T25" style:family="text">
      <style:text-properties fo:font-style="normal" fo:font-weight="normal" officeooo:rsid="00fa8809" style:font-style-asian="normal" style:font-weight-asian="normal" style:font-style-complex="normal" style:font-weight-complex="normal"/>
    </style:style>
    <style:style style:name="T26" style:family="text">
      <style:text-properties fo:font-style="normal" fo:font-weight="normal" officeooo:rsid="00faf6ae" style:font-style-asian="normal" style:font-weight-asian="normal" style:font-style-complex="normal" style:font-weight-complex="normal"/>
    </style:style>
    <style:style style:name="T27" style:family="text">
      <style:text-properties fo:font-style="normal" fo:font-weight="normal" officeooo:rsid="00fc1383" style:font-style-asian="normal" style:font-weight-asian="normal" style:font-style-complex="normal" style:font-weight-complex="normal"/>
    </style:style>
    <style:style style:name="T28" style:family="text">
      <style:text-properties fo:font-style="normal" fo:font-weight="normal" officeooo:rsid="00fec864" style:font-style-asian="normal" style:font-weight-asian="normal" style:font-style-complex="normal" style:font-weight-complex="normal"/>
    </style:style>
    <style:style style:name="T29" style:family="text">
      <style:text-properties fo:font-style="normal" fo:font-weight="normal" officeooo:rsid="00ff4f81" style:font-style-asian="normal" style:font-weight-asian="normal" style:font-style-complex="normal" style:font-weight-complex="normal"/>
    </style:style>
    <style:style style:name="T30" style:family="text">
      <style:text-properties fo:font-style="normal" fo:font-weight="normal" officeooo:rsid="0100ff1d" style:font-style-asian="normal" style:font-weight-asian="normal" style:font-style-complex="normal" style:font-weight-complex="normal"/>
    </style:style>
    <style:style style:name="T31" style:family="text">
      <style:text-properties fo:font-style="normal" fo:font-weight="normal" officeooo:rsid="01010fce" style:font-style-asian="normal" style:font-weight-asian="normal" style:font-style-complex="normal" style:font-weight-complex="normal"/>
    </style:style>
    <style:style style:name="T32" style:family="text">
      <style:text-properties fo:font-style="normal" fo:font-weight="normal" officeooo:rsid="01170f8e" style:font-style-asian="normal" style:font-weight-asian="normal" style:font-style-complex="normal" style:font-weight-complex="normal"/>
    </style:style>
    <style:style style:name="T33" style:family="text">
      <style:text-properties fo:font-style="normal" fo:font-weight="normal" officeooo:rsid="01180e09" style:font-style-asian="normal" style:font-weight-asian="normal" style:font-style-complex="normal" style:font-weight-complex="normal"/>
    </style:style>
    <style:style style:name="T34" style:family="text">
      <style:text-properties fo:font-style="normal" fo:font-weight="normal" officeooo:rsid="01190e02" style:font-style-asian="normal" style:font-weight-asian="normal" style:font-style-complex="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103e94d" style:font-style-asian="normal" style:font-style-complex="normal"/>
    </style:style>
    <style:style style:name="T37" style:family="text">
      <style:text-properties fo:font-style="normal" officeooo:rsid="011090df" style:font-style-asian="normal" style:font-style-complex="normal"/>
    </style:style>
    <style:style style:name="T38" style:family="text">
      <style:text-properties fo:font-style="normal" officeooo:rsid="0110d091" style:font-style-asian="normal" style:font-style-complex="normal"/>
    </style:style>
    <style:style style:name="T39" style:family="text">
      <style:text-properties fo:font-style="normal" officeooo:rsid="014defa6" style:font-style-asian="normal" style:font-style-complex="normal"/>
    </style:style>
    <style:style style:name="T40" style:family="text">
      <style:text-properties officeooo:rsid="00f778ee"/>
    </style:style>
    <style:style style:name="T41" style:family="text">
      <style:text-properties officeooo:rsid="00fce318"/>
    </style:style>
    <style:style style:name="T42" style:family="text">
      <style:text-properties officeooo:rsid="00fd8e44"/>
    </style:style>
    <style:style style:name="T43" style:family="text">
      <style:text-properties officeooo:rsid="0103e94d"/>
    </style:style>
    <style:style style:name="T44" style:family="text">
      <style:text-properties officeooo:rsid="011b558d"/>
    </style:style>
    <style:style style:name="T45" style:family="text">
      <style:text-properties officeooo:rsid="011dd978"/>
    </style:style>
    <style:style style:name="T46" style:family="text">
      <style:text-properties officeooo:rsid="0121f237"/>
    </style:style>
    <style:style style:name="T47" style:family="text">
      <style:text-properties officeooo:rsid="01263cd2"/>
    </style:style>
    <style:style style:name="T48" style:family="text">
      <style:text-properties officeooo:rsid="012ae6ed"/>
    </style:style>
    <style:style style:name="T49" style:family="text">
      <style:text-properties officeooo:rsid="012e9c62"/>
    </style:style>
    <style:style style:name="T50" style:family="text">
      <style:text-properties officeooo:rsid="01303e07"/>
    </style:style>
    <style:style style:name="T51" style:family="text">
      <style:text-properties officeooo:rsid="0132e3e4"/>
    </style:style>
    <style:style style:name="T52" style:family="text">
      <style:text-properties officeooo:rsid="000d9d0d"/>
    </style:style>
    <style:style style:name="T53" style:family="text">
      <style:text-properties officeooo:rsid="000ddf9d"/>
    </style:style>
    <style:style style:name="T54" style:family="text">
      <style:text-properties officeooo:rsid="013a9604"/>
    </style:style>
    <style:style style:name="T55" style:family="text">
      <style:text-properties officeooo:rsid="013c7fde"/>
    </style:style>
    <style:style style:name="T56" style:family="text">
      <style:text-properties officeooo:rsid="00c73689"/>
    </style:style>
    <style:style style:name="T57" style:family="text">
      <style:text-properties officeooo:rsid="01422ac3"/>
    </style:style>
    <style:style style:name="T58" style:family="text">
      <style:text-properties officeooo:rsid="01461e72"/>
    </style:style>
    <style:style style:name="T59" style:family="text">
      <style:text-properties officeooo:rsid="014aa7b7"/>
    </style:style>
    <style:style style:name="T60" style:family="text">
      <style:text-properties officeooo:rsid="014c6f38"/>
    </style:style>
    <style:style style:name="T61" style:family="text">
      <style:text-properties officeooo:rsid="0154a5b1"/>
    </style:style>
    <style:style style:name="T62" style:family="text">
      <style:text-properties officeooo:rsid="015e4f61"/>
    </style:style>
    <style:style style:name="T63" style:family="text">
      <style:text-properties officeooo:rsid="016195cf"/>
    </style:style>
    <style:style style:name="T64" style:family="text">
      <style:text-properties style:text-position="super 58%"/>
    </style:style>
    <style:style style:name="T65" style:family="text">
      <style:text-properties style:text-position="super 58%" fo:font-style="italic" officeooo:rsid="016195cf" style:font-size-asian="10.5pt" style:font-style-asian="italic" style:font-style-complex="italic"/>
    </style:style>
    <style:style style:name="T66" style:family="text">
      <style:text-properties style:text-position="super 58%" fo:font-style="italic" officeooo:rsid="016195cf" style:font-style-asian="italic" style:font-style-complex="italic"/>
    </style:style>
    <style:style style:name="T67" style:family="text">
      <style:text-properties officeooo:rsid="01668bbe"/>
    </style:style>
    <style:style style:name="T68" style:family="text">
      <style:text-properties officeooo:rsid="01694ef2"/>
    </style:style>
    <style:style style:name="T69" style:family="text">
      <style:text-properties officeooo:rsid="016e00ac"/>
    </style:style>
    <style:style style:name="T70" style:family="text">
      <style:text-properties officeooo:rsid="0171dee5"/>
    </style:style>
    <style:style style:name="T71" style:family="text">
      <style:text-properties officeooo:rsid="01756d1d"/>
    </style:style>
    <style:style style:name="T72" style:family="text">
      <style:text-properties officeooo:rsid="01772461"/>
    </style:style>
    <style:style style:name="T73" style:family="text">
      <style:text-properties officeooo:rsid="017824b3"/>
    </style:style>
    <style:style style:name="T74" style:family="text">
      <style:text-properties officeooo:rsid="017a3295"/>
    </style:style>
    <style:style style:name="T75" style:family="text">
      <style:text-properties officeooo:rsid="017b08a2"/>
    </style:style>
    <style:style style:name="T76" style:family="text">
      <style:text-properties fo:font-weight="bold" style:font-weight-asian="bold" style:font-weight-complex="bold"/>
    </style:style>
    <style:style style:name="T77" style:family="text">
      <style:text-properties officeooo:rsid="017e439f"/>
    </style:style>
    <style:style style:name="T78" style:family="text">
      <style:text-properties officeooo:rsid="01802e66"/>
    </style:style>
    <style:style style:name="T79" style:family="text">
      <style:text-properties officeooo:rsid="0180d5fd"/>
    </style:style>
    <style:style style:name="T80" style:family="text">
      <style:text-properties officeooo:rsid="0182106e"/>
    </style:style>
    <style:style style:name="T81" style:family="text">
      <style:text-properties officeooo:rsid="0182ad1c"/>
    </style:style>
    <style:style style:name="T82" style:family="text">
      <style:text-properties officeooo:rsid="0183fdf4"/>
    </style:style>
    <style:style style:name="T83" style:family="text">
      <style:text-properties officeooo:rsid="0185c95a"/>
    </style:style>
    <style:style style:name="T84" style:family="text">
      <style:text-properties officeooo:rsid="01862057"/>
    </style:style>
    <style:style style:name="T85" style:family="text">
      <style:text-properties officeooo:rsid="01875752"/>
    </style:style>
    <style:style style:name="T86" style:family="text">
      <style:text-properties officeooo:rsid="01877a98"/>
    </style:style>
    <style:style style:name="T87" style:family="text">
      <style:text-properties officeooo:rsid="018ae6e5"/>
    </style:style>
    <style:style style:name="T88" style:family="text">
      <style:text-properties officeooo:rsid="018d5b15"/>
    </style:style>
    <style:style style:name="T89" style:family="text">
      <style:text-properties officeooo:rsid="0190e798"/>
    </style:style>
    <style:style style:name="T90" style:family="text">
      <style:text-properties officeooo:rsid="019245e6"/>
    </style:style>
    <style:style style:name="T91" style:family="text">
      <style:text-properties officeooo:rsid="0192fc40"/>
    </style:style>
    <style:style style:name="T92" style:family="text">
      <style:text-properties officeooo:rsid="01952a4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gr1"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018cm" svg:stroke-color="#000000" svg:stroke-opacity="100%" draw:stroke-linejoin="round" svg:stroke-linecap="butt"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style>
    <style:style style:name="gr5" style:family="graphic">
      <style:graphic-properties draw:stroke="solid" draw:stroke-dash="Dashed_20__28_var_29__20_5"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6" style:family="graphic">
      <style:graphic-properties draw:stroke="solid" svg:stroke-width="0.018cm" svg:stroke-color="#000000" svg:stroke-opacity="75%" draw:stroke-linejoin="miter" draw:fill-color="#00cc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7"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style:run-through="background"/>
    </style:style>
    <style:style style:name="gr8" style:family="graphic">
      <style:graphic-properties draw:stroke="solid" svg:stroke-width="0.018cm" svg:stroke-color="#000000" svg:stroke-opacity="75%" draw:stroke-linejoin="miter" draw:fill="solid" draw:fill-color="#00ff00" draw:opacity="50%" draw:textarea-horizontal-align="center" draw:textarea-vertical-align="middle" fo:padding-top="0.009cm" fo:padding-bottom="0.009cm" fo:padding-left="0.009cm" fo:padding-right="0.009cm" draw:shadow="visible" draw:shadow-offset-x="0cm" draw:shadow-offset-y="0cm" draw:shadow-color="#000000" draw:shadow-opacity="80%" style:protect="size" style:run-through="background"/>
    </style:style>
    <style:style style:name="gr9" style:family="graphic">
      <style:graphic-properties draw:stroke="solid" draw:stroke-dash="Dashed_20__28_var_29__20_4" svg:stroke-width="0.018cm" svg:stroke-color="#000000" svg:stroke-opacity="75%" draw:stroke-linejoin="round" svg:stroke-linecap="butt" draw:textarea-horizontal-align="center" draw:textarea-vertical-align="middle" fo:padding-top="0.009cm" fo:padding-bottom="0.009cm" fo:padding-left="0.009cm" fo:padding-right="0.009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draw:stroke-dash="Dashed_20__28_var_29__20_4" svg:stroke-width="0.018cm" svg:stroke-color="#000000" svg:stroke-opacity="75%" draw:stroke-linejoin="round" svg:stroke-linecap="butt" draw:fill="none" draw:textarea-horizontal-align="center" draw:textarea-vertical-align="middle"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92">Cap. 4: </text:span>Seymour Papert introduce <text:span text:style-name="T90">LOGO</text:span></text:p>
      <text:p text:style-name="P1"/>
      <text:p text:style-name="P57">Prologo</text:p>
      <text:p text:style-name="Text_20_body"/>
      <text:p text:style-name="P13"><text:span text:style-name="T47">Questo è il capitolo successivo a quello sulla </text:span><text:span text:style-name="T7">Mathophobia</text:span><text:span text:style-name="T47">. È quello dove Papert introduce i comandi fondamentali di Logo. Dal punto di vista tecnico, è in parte una ripetizione del mio capitolo successivo (Disegnare), tuttavia, quest'ultimo è più ricalcato sullo stile del manuale di Lakó Viktória. La descrizione di Papert invece ha respiro molto più ampio perché da un lato concerne anche il metodo di insegnamento (come introdurre in pratica i comandi della Tartaruga ai bambini) e dall'altro offre vari interessanti collegamenti fra la Lingua della Tartaruga e la matematica formale. Quale leggere prima? Decida il lettore. I più frettolosi e interessati agli aspetti operativi possono saltare questo capitolo per passare direttamente a quello successivo, però se hanno un po' di tempo, secondo me farebbero meglio a seguire prima l'introduzione di Papert, penso che ne valga la pena. Così facendo si può tuttavia presentare il problema che Papert fa riferimento a frammenti di codice che questo manuale <text:s/>non ha ancora presentato. Questi sono però intuitivi e invito il lettore ad accontentarsi della propria intuizione. Avrà modo di mettere a fuoco successivamente senza che la comprensione venga compromessa. Del resto è così che Papert introduce i comandi nel suo libro. Un'altra osservazione concerne la forma specifica dei frammenti di codice che non ho copiato pedissequamente, per due motivi. Il primo consiste nel problema appena menzionato, per cui ho introdotto qualche piccolo adattamento per facilitare la comprensione del lettore senza che venga alterato il messaggio fondamentale del testo. L'altro motivo consiste nel fatto che i codici scritti da Papert si riferiscono alla prima versione originale di Logo, che presenta qualche piccola differenza rispetto a quella che usiamo noi in LibreLogo. Ho quindi “tradotto” i frammenti di codice in maniera che possano essere copiati e eseguiti in un documento di LibreOffice.</text:span></text:p>
      <text:p text:style-name="P3"/>
      <text:p text:style-name="P58">Turtle Geometry: A Mathematics Made For Learning</text:p>
      <text:p text:style-name="P2"/>
      <text:p text:style-name="P5">La geometria della Tartaruga è un modo diverso di fare geometria, come il modo assiomatico di Euclide e il modo analitico di Cartesio sono differenti fra loro. Quello di Euclide è un modo <text:span text:style-name="T1">logico.</text:span><text:span text:style-name="T16"> Quello di Cartesio è un modo algebrico. La geometria della Tartaruga è un modo computazionale di fare geometria.</text:span></text:p>
      <text:p text:style-name="P6"><text:span text:style-name="T16">Euclide </text:span><text:span text:style-name="T17">costruì la sua geometria a partire da un insieme di concetti fondamentali, uno dei quali è il punto. Il punto può essere definito come un'entità che ha posizione ma non ha altre proprietà – non ha colore, né misura, né forma. Le persone che non sono state iniziate alla matematica formale, che non sono state ancora “matematizzate”, hanno spesso difficoltà ad afferrare questa nozione, e la trovano bizzarra. È difficile per loro riferirla a qualcosa che conoscano. Anche la geometria della </text:span><text:soft-page-break/><text:span text:style-name="T17">Tartaruga possiede un'entità fondamentale come il punto di Euclide. </text:span><text:span text:style-name="T18">Ma questa entità, che io chiamo “Tartaruga”, può essere riferita a cose che le persone conoscono, perché a differenza del punto di Euclide, non è spogliata completamente da ogni altro attributo, e invece di essere statica e dinamica. </text:span><text:span text:style-name="T19">Oltre alla posizione, la Tartaruga ha un'altra proprietà importante: ha “direzione”. Un punto euclideo si trova da qualche parte – ha una posizione e questo è tutto quello che se ne può dire. Una Tartaruga si trova da qualche parte – anch'essa ha una posizione – ma è anche rivolta da qualche parte – la sua direzione. In questo senso la Tartaruga è come una persona – io sono </text:span><text:span text:style-name="T2">qui</text:span><text:span text:style-name="T19"> e sono rivolto a nord – o un animale o un battello. </text:span><text:span text:style-name="T20">Ed è grazie a tali similitudini che la Tartaruga possiede la caratteristica speciale di fungere da prima rappresentazione formale per un bambino. I bambini si possono </text:span><text:span text:style-name="T3">identificare</text:span><text:span text:style-name="T20"> con la Tartaruga e così sono in grado di traslare la conoscenza che hanno del loro corpo e di come si muovono nell'attività di apprendere la geometria formale.</text:span></text:p>
      <text:p text:style-name="P8"><text:span text:style-name="T20">P</text:span><text:span text:style-name="T16">er sapere come funzioni dobbiamo imparare un'altra cosa sulle Tartarughe: </text:span><text:span text:style-name="T21">la capacità di accettare comandi che sono espressi nella “Lingua delle Tartarughe”</text:span><text:span text:style-name="T21"><text:note text:id="ftn1" text:note-class="footnote"><text:note-citation>1</text:note-citation><text:note-body><text:p text:style-name="P60">[NdR] TURTLE TALK nell'originale.</text:p></text:note-body></text:note></text:span><text:span text:style-name="T21">. </text:span><text:span text:style-name="T22">Il comando FORWARD fa muovere la Tartaruga lungo la direzione che sta puntando. Per dirle di quanto deve avanzare, FORWARD deve essere seguito da un numero: FORWARD 1 causa un movimento molto piccolo, FORWARD 100 un movimento più grande. </text:span><text:span text:style-name="T23">In LOGO molti bambini sono stati iniziati alla geometria della Tartaruga mediante una tartaruga meccanica, sorta di robot cibernetico, in grado di obbedire ai comandi che vengono scritti su una tastiera</text:span><text:span text:style-name="T23"><text:note text:id="ftn2" text:note-class="footnote"><text:note-citation>2</text:note-citation><text:note-body><text:p text:style-name="P61">[NdR] Logo in realtà è nato <text:span text:style-name="T42">negli anni '70 </text:span>con questa versione meccanica <text:span text:style-name="T40">che è quella rappresentata in Fig. 1. Tale versione è di fatto riemersa oggi nella forma dei robot didattici Bee-Bot e Blue-Bot. Ambedue possono ricevere i comandi mediante dei tasti che hanno sul dorso. Blue-Bot può essere manovrato attraverso un app per tablet o smartphone (sia Android che Apple) che consente di comporre un intero algoritmo e di scaricarlo mediante una connessione wireless nel Blue-Bot affinché lo esegua. Qui passato e presente si ricollegano e quello che sembrerebbe un riferimento datato è invece decisamente attuale.</text:span></text:p></text:note-body></text:note></text:span><text:span text:style-name="T23">. </text:span><text:span text:style-name="T24">Questa “Tartaruga da pavimento” ha le ruote, una forma semisferica e una penna sistemata in maniera che la Tartaruga possa tracciare una linea muovendosi. </text:span><text:span text:style-name="T25">Ma le sue proprietà essenziali – posizione, direzione e capacità di di eseguire i comandi della “Lingua delle Tartarughe” – sono quelle che contano per fare geometria. </text:span><text:span text:style-name="T26">Il bambino può poi incontrare le medesime proprietà in un'altra materializzazione della Tartaruga, sorta di “Tartaruga leggera”. </text:span><text:span text:style-name="T27">Questa è rappresentata da un oggetto triangolare su uno schermo televisivo</text:span><text:span text:style-name="T27"><text:note text:id="ftn3" text:note-class="footnote"><text:note-citation>3</text:note-citation><text:note-body><text:p text:style-name="P62">[NdR] È ovvio che lo “schermo televisivo” sia oggi sostituito dallo schermo di un computer. Inoltre, grazie alla smisurata potenza dei dispositivi di oggi, rispetto a quei tempi, il triangolo è oggi sostituito da immagini più dettagliate, quali la tartaruga stilizzata di LibreLogo o il “gatto” di Scratch. Abbiamo lasciato il testo originale per <text:span text:style-name="T41">mettere in risalto</text:span> il sapore pionieristico del racconto <text:span text:style-name="T41">di Papert</text:span>. <text:s/></text:p></text:note-body></text:note></text:span><text:span text:style-name="T27">, </text:span><text:span text:style-name="T28">che possiede le stess proprietà di posizione e direzione e si muove in base agli stessi comandi della “Lingua delle Tartarughe”. </text:span><text:span text:style-name="T29">Ambedue i tipi di Tartaruga hanno vantaggi: la Tartaruga da pavimento può essere usato come una ruspa o come uno strumento per disegnare; la Tartaruga leggera traccia brillanti linee colorate più velocemente di quanto l'occhio riesca a seguirle. </text:span><text:span text:style-name="T30">Nessuna delle due è meglio di un'altra, ma insieme evocano un'idea potente: </text:span><text:span text:style-name="T31">due entità </text:span><text:span text:style-name="T4">fisicamente</text:span><text:span text:style-name="T31"> diverse possono essere </text:span><text:span text:style-name="T4">matematicamente</text:span><text:span text:style-name="T31"> eguali (o “isomorfiche”)</text:span><text:span text:style-name="T31"><text:note text:id="ftn4" text:note-class="footnote"><text:note-citation>4</text:note-citation><text:note-body><text:p text:style-name="P63">Siccome questo libro è stato scritto per lettori che non sanno molta matematica, i riferimenti matematicamente più specifici sono limitati al massimo. Le osservazioni seguenti approfondiscono un po' il commento per i lettori più esperti.<text:line-break/>L'isomorfismo fra i diversi tipi di Tartarughe è uno degli esempi di di idee matematiche “avanzate” che che nella geometria della Tartaruga emergono in forme che sono sia concrete che <text:span text:style-name="T5">utili</text:span>. Fra queste, quelle che ricadono nel dominio dell'analisi matematica sono particolarmente importanti.<text:line-break/><text:span text:style-name="T6">Esempio 1: Integrazione</text:span><text:span text:style-name="T43">. La geometria della Tartaruga apre la strada al concetto di integrale di linea attraverso le frequenti occasioni in che la Tartaruga ha di integrare qualche quantità mentre si muove. Di solito la prima circostanza in cui i bambini si imbattono compare con la necessità di di tenere traccia della somma delle rotazioni o della lunghezza totale percorsa. Un'eccellente progetto è quello dove si simulano i tropismi che inducono gli animali a cercare condizioni quali calore, luce, concentrazione di cibo, rappresentate mediante funzioni della posizione. Capita facilmente di confrontare due algoritmi per integrare una quantità lungo il percorso della Tartaruga. Una versione semplice dell'integrazione si può realizzare inserendo nel programma una singola linea del tipo CALL (TOTAL + FIELD) “TOTAL”, che significa: prendi la quantità che si chiama “TOTAL”, aggiungile la quantità FIELD e al risultato ridai il nome TOTAL. Questa versione ha un “difetto” ([NdR] </text:span><text:span text:style-name="T6">bug</text:span><text:span text:style-name="T43">) che si manifesta quando i segmenti percorsi dalla Tartaruga sono troppo lunghi oppure sono variabili. Risolvendo problemi del genere lo studente ha modo di avvicinarsi ad un concetto di integrale progressivamente più sofisticato.<text:line-break/>La precoce introduzione di una versione semplificata dell'integrazione lungo un percorso illustra il rovesciamento di quello che sembrerebbe l'ordine pedagogico “naturale”. Nel curriculum tradizionale, l'integrale di linea è un argomento avanzato al quale gli studenti arrivano dopo essere stati indotti per vari anni a interpretare l'integrale definito come l'area sotto una curva, un concetto che sembra attagliarsi meglio alla tecnologia della carta e della matita. Ma il risultato è quello di di sviluppare una visione fuorviante dell'integrale che causa in molti studenti un senso di smarrimento quando incontrano integrali per i quali l'immagine dell'area sotto una curva è decisamente inappropriata. <text:line-break/></text:span><text:span text:style-name="T6">Esempio 2: Equazioni differenziali</text:span><text:span text:style-name="T43">. Un progetto che colpisce molto gli studenti è quello della Tartaruga con Sensore Tattile ([NdR] </text:span><text:span text:style-name="T6">Touch Sensor Turtle</text:span><text:span text:style-name="T36">. </text:span><text:span text:style-name="T37">I codici seguenti vanno letti </text:span><text:span text:style-name="T38">in maniera indicativa, verranno compresi completamente più avanti nel manuale</text:span><text:span text:style-name="T43">). La versione più semplice è di questo tipo:<text:line-break/>TO BOUNCE<text:line-break/>REPEAT<text:tab/><text:tab/>; Ciclo sulle istruzioni seguenti<text:line-break/> FORWARD 1<text:tab/><text:tab/>; La Tartaruga continua a muoversi<text:line-break/> TEST FRONT.TOUCH<text:tab/>; Controlla se sta battendo in qualcosa<text:line-break/> IFTRUE RIGHT 180<text:tab/>; Se sì torna indietro<text:line-break/>END<text:line-break/>Questo codice fa sì che la tartaruga torni indietro quando batte in un oggetto. Una versione più sofisticata e più istruttiva è questa:<text:line-break/>TO FOLLOW<text:line-break/>REPEAT<text:line-break/> <text:s/>FORWARD 1<text:line-break/> <text:s/>TEST LEFT.TOUCH<text:tab/>; Sta toccando l'oggetto?<text:line-break/> <text:s/>IFTRUE RIGHT 1<text:tab/>; È troppo vicino: mi allontano<text:line-break/> <text:s/>IFTRUE LEFT 1<text:tab/>; È troppo lontano: mi avvicino<text:line-break/>END<text:line-break/>Questo codice fa circumnavigare la Tartaruga intorno ad un oggetto di qualsivoglia forma, una volta che essa si trova con il suo lato sinistro a contatto dell'oggetto (e che l'oggetto e le irregolarità del suo contenuto siano grandi rispetto alla Tartaruga).<text:line-break/>L'aspetto interessante di questi codici è quello di essere “locale”. Un comportamento “non locale” lo avremmo ottenuto per esempio se, dovendo circumnavigare un oggetto quadrato di lato pari a 150 passi, fossero state usate istruzioni del tipo FORWARD 150. Un approccio del genere manca di generalità: con altri oggetti potrebbe non funzionare. Invece i codici precedenti lavorano con piccoli passi decisi solo in base alle condizioni che si verificano nelle immediate vicinanze della Tartaruga. Invece dell'operazione “globale” FORWARD 150 usano solo operazioni “locali” come FORWARD 1. <text:s/>In questo modo si impiega un concetto fondamentale della nozione di equazione differenziale. Ho visto bambini della scuola primaria capire perfettamente perché le equazioni differenziali sono la forma naturale delle leggi del moto. Anche questo è un esempio eclatante di inversione pedagogica: la potenza delle equazioni differenziali è compresa prima del formalismo dell'analisi matematica. Molte delle idee matematiche suggerite dalla Tartaruga sono riunite in H. Abelson e A. diSessa, </text:span><text:span text:style-name="T6">Turtle Geometry: Computation as a Medium for Exploring Mathematics</text:span><text:span text:style-name="T43"> (Cambridge, MIT CERCARE!!!).<text:line-break/></text:span><text:span text:style-name="T6">Esempio 3: Invarianti Topologici</text:span><text:span text:style-name="T43">. Supponiamo che la Tartaruga giri intorno a un oggetto sommando via via gli angoli delle deviazioni, contando positivamente le deviazioni destre e negativamente quelle sinistre. Il risultato finale sarà sempre pari a 360° indipendentemente dalla forma dell'oggetto. Vedremo che questo </text:span><text:span text:style-name="T6">Total Turtle Trip Theorem</text:span><text:span text:style-name="T43"> è tanto utile quanto bello.</text:span></text:p></text:note-body></text:note></text:span><text:span text:style-name="T31">. </text:span></text:p>
      <text:p text:style-name="P9"><text:soft-page-break/><text:span text:style-name="T32">I comandi FORWARD e BACK fanno muovere la tartaruga in linea retta lungo la propria direzione che sta puntando: cambia la posizione mentre la direzione rimane invariata. </text:span><text:span text:style-name="T33">Ci sono altri due comandi che invece influiscono sulla direzione ma non sulla posizione: RIGHT <text:s/>e LEFT fanno girare la Tartaruga su se stessa, cambiandone la direzione di puntamento ma non la posizione. Come nel caso dell'istruzione FORWARD, RIGHT e LEFT richiedono un numero che determina l</text:span><text:span text:style-name="T34">'entità della</text:span><text:span text:style-name="T33"> rotazione. </text:span><text:span text:style-name="T34">Un adulto interpreta immediatamente tale numero come l'angolo di rotazione espresso in gradi. Per i bambini invece questi numeri devono essere esplorati attraverso il gioco. </text:span></text:p>
      <text:p text:style-name="P11">Per disegnare un quadrato si può usare questo codice:</text:p>
      <text:p text:style-name="P9"><text:soft-page-break/></text:p>
      <text:p text:style-name="P11"/>
      <text:p text:style-name="P7"><draw:frame draw:style-name="fr1" draw:name="Frame1" text:anchor-type="paragraph" svg:x="0.658cm" svg:y="0.201cm" svg:width="4.311cm" draw:z-index="0"><draw:text-box fo:min-height="0.041cm"><text:p text:style-name="P85">FORWARD 100</text:p><text:p text:style-name="P85">RIGHT 90</text:p><text:p text:style-name="P85">FORWARD 100</text:p><text:p text:style-name="P85">RIGHT 90</text:p><text:p text:style-name="P85">FORWARD 100</text:p><text:p text:style-name="P85">RIGHT 90</text:p><text:p text:style-name="P85">FORWARD 100</text:p><text:p text:style-name="P12">RIGHT 90</text:p></draw:text-box></draw:frame><draw:g text:anchor-type="paragraph" draw:z-index="4" draw:style-name="gr3"><draw:polygon draw:name="actual" draw:style-name="gr4" draw:text-style-name="P108" svg:width="3.527cm" svg:height="3.527cm" draw:transform="rotate (1.5707963267949) translate (8.49136111111111cm 4.52261111111111cm)" svg:viewBox="0 0 3528 3528" draw:points="0,0 3528,0 3528,3528 0,3528"><text:p/></draw:polygon><draw:path draw:name="turtle" draw:style-name="gr5" draw:text-style-name="P106" svg:width="2.116cm" svg:height="2.116cm" svg:x="7.431cm" svg:y="3.463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7"/>
      <text:p text:style-name="P7"/>
      <text:p text:style-name="P7"/>
      <text:p text:style-name="P7"/>
      <text:p text:style-name="P7"/>
      <text:p text:style-name="P7"/>
      <text:p text:style-name="P10"/>
      <text:p text:style-name="P10"/>
      <text:p text:style-name="P10">Que<text:span text:style-name="T44">ll</text:span>o che segue è invece la trascrizione di un frammento dei tentativi di un bambino: </text:p>
      <text:p text:style-name="P85"/>
      <text:p text:style-name="P85"/>
      <text:p text:style-name="P85"/>
      <text:p text:style-name="P85"/>
      <text:p text:style-name="P85"/>
      <text:p text:style-name="P85"/>
      <text:p text:style-name="P85"><draw:frame draw:style-name="fr1" draw:name="Frame2" text:anchor-type="paragraph" svg:x="0.192cm" svg:y="0.201cm" svg:width="4.616cm" draw:z-index="1"><draw:text-box fo:min-height="10.04cm"><text:p text:style-name="P85">FORWARD 100</text:p><text:p text:style-name="P85">RIGHT 100</text:p><text:p text:style-name="P85">FORWARD 100</text:p><text:p text:style-name="P85">BACK 100</text:p><text:p text:style-name="P85"/><text:p text:style-name="P85">RIGHT 10</text:p><text:p text:style-name="P85">LEFT 10</text:p><text:p text:style-name="P85">LEFT 10</text:p><text:p text:style-name="P85">FORWARD 100</text:p><text:p text:style-name="P85">RIGHT 100</text:p><text:p text:style-name="P85">LEFT 10</text:p><text:p text:style-name="P85"/><text:p text:style-name="P85">RIGHT 100</text:p><text:p text:style-name="P85">LEFT 10</text:p><text:p text:style-name="P85">FORWARD 100</text:p><text:p text:style-name="P85">RIGHT 40</text:p><text:p text:style-name="P85">FORWARD 100</text:p><text:p text:style-name="P85">RIGHT 90</text:p><text:p text:style-name="P85">FORWARD 100</text:p><text:p text:style-name="P85"/></draw:text-box></draw:frame><draw:polyline text:anchor-type="paragraph" draw:z-index="3" draw:name="actual" draw:style-name="gr2" draw:text-style-name="P107" svg:width="8.497cm" svg:height="6.229cm" draw:transform="rotate (1.5707963267949) translate (7.79109722222222cm 9.84073611111111cm)" svg:viewBox="0 0 8498 6230" draw:points="0,2702 3528,2702 2916,6177 3528,2702 3528,6230 3528,2702 5796,0 8498,2268"><text:p/></draw:polyline><draw:path text:anchor-type="paragraph" draw:z-index="2" draw:name="turtle" draw:style-name="gr1" draw:text-style-name="P106" svg:width="2.116cm" svg:height="2.116cm" draw:transform="rotate (-0.698131700797732) translate (9.92548374017292cm -0.152222255885841cm)" svg:viewBox="0 0 2117 2117" svg:d="M847 1288l-221 382-81-301zM1058 176l223 221-223 220-218-220zM1579 1358l-302-81 222 381zM1880 698l-427-114-269 157 426 113zM926 750l-383-221-220 383zM1499 1058l-441-441-441 441 441 441zM1058 2117zM1265 2095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5zM1058 1058z"><text:p/></draw:path></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6">Poiché imparare a controllare la Tartaruga è come imparare una lingua in questo modo si fa leva sulla capacità e l'inclinazione <text:span text:style-name="T45">dei</text:span> i bambini <text:span text:style-name="T45">per l'espressione verbale</text:span>. <text:span text:style-name="T45">E siccome quelli che si devono dare alla tartaruga sono comandi, si fa leva sull'inclinazione dei bambini a impartire comandi. Per fare disegnare un quadrato alla Tartaruga, si può provare a camminare lungo il contorno di un quadrato immaginario e poi descrivere le operazioni fatte utilizzano la Lingua della Tartaruga. E così facendo, si fa leva sulle capacità motorie dei bambini e sul piaucere che provano nel muoversi. È un modo di impiegare la “geometria del corpo” propria del bambino come un punto di partenza per raggiungere la geometria formale. </text:span></text:p>
      <text:p text:style-name="P87">L'obiettivo delle prime esperienze dei bambini nell'ambiente di apprendimento della Tartaruga non è quello <text:span text:style-name="T91">d</text:span>i imparare regole formali ma di sviluppare nuovi modi di concepire i propri movimenti. Tali modi sono esprimibili nella Lingua della Tartaruga e in questa diventano “programmi”, “procedure” o “equazioni differenziali”. <text:span text:style-name="T46">Proviamo a guardare più da vicino come un bambino, che abbia già imparato a muovere la Tartaruga in linea retta per disegnare quadrati, triangoli e rettangoli, possa imparare a farle disegnare un cerchio.</text:span></text:p>
      <text:p text:style-name="P88">Immaginiamo – cosa che ho osservato un centinaio di volte – un bambino che domandi: “Come faccio a fare un cerchio con la Tartaruga?” L'insegnante, nell'ambiente Logo, non dà la risposta a domande del genere bensì introduce il bambino a un metodo per risolvere non solo questo problema ma anche un'intera categoria di altri problemi. Il metodo si può riassumere in una frase: “Gioca con la Tartaruga.” Il bambino viene incoraggiato a muoversi come farebbe la Tartaruga sullo schermo per ottenere il disegno desiderato. Per il bambino che vuole disegnare un cerchio, l'atto di provare a muoversi circolarmente potrebbe tradursi nella descrizione seguente: “Quando ti muoviin cerchio tu fai un piccolo passo e poi giri subito un poco. E continui a fare sempre così.” Una volta giunti ad un a simile descrizione, la formulazione nella Lingua della Tartaruga viene spontanea:</text:p>
      <text:p text:style-name="P88"/>
      <text:p text:style-name="P88"><draw:frame draw:style-name="fr2" draw:name="Frame3" text:anchor-type="paragraph" svg:width="10.606cm" draw:z-index="5"><draw:text-box fo:min-height="0.79cm"><text:p text:style-name="P93">REPEAT [ FORWARD 1 RIGHT 1 ]</text:p></draw:text-box></draw:frame></text:p>
      <text:p text:style-name="P88"/>
      <text:p text:style-name="P89"/>
      <text:p text:style-name="P90"/>
      <text:p text:style-name="P90">Qualche bambino meno esperto potrebbe necessitare di ulteriore aiuto. Ma questo aiuto non dovrebbe consistere nella spiegazione di come fare a disegnare il cerchio bensì nell'insistere sul metodo, che concerne (oltre il consiglio di “giocare con la Tartaruga”) nello sviluppare una forte connessione fra l'attività personale e la creazione di conoscenza formale. </text:p>
      <text:p text:style-name="P90">Nella <text:span text:style-name="T5">Mathland</text:span> della Tartaruga, <text:span text:style-name="T48">le immagini antropomorfiche facilitano il trasferimento di conoscenza dai contesti famigliari a quelli nuovi. Per esempio, la metafora che si usa per ciò che viene usualmente detto “programmare il computer” è insegnare una nuova parola alla Tartaruga. Un bambino che voglia disegnare molti quadrati può insegnare alla Tartaruga un nuovo comando che ingloberà la sequenza di sette comandi necessari per disegnare un quadrato. Questo si può fare in vari modi:</text:span></text:p>
      <text:p text:style-name="P90"/>
      <text:p text:style-name="P90"><draw:frame draw:style-name="fr1" draw:name="Frame5" text:anchor-type="paragraph" svg:x="-0.028cm" svg:y="0.201cm" svg:width="4.828cm" draw:z-index="6"><draw:text-box fo:min-height="4.685cm"><text:p text:style-name="P94">TO QUADRATO_1</text:p><text:p text:style-name="P94"><text:s text:c="2"/>FORWARD 100</text:p><text:p text:style-name="P94"><text:s text:c="2"/>RIGHT 90</text:p><text:p text:style-name="P94"><text:s text:c="2"/>FORWARD 100</text:p><text:p text:style-name="P94"><text:s text:c="2"/>RIGHT 90</text:p><text:p text:style-name="P94"><text:s text:c="2"/>FORWARD 100</text:p><text:p text:style-name="P94"><text:s text:c="2"/>RIGHT 90</text:p><text:p text:style-name="P94"><text:s text:c="2"/>FORWARD 100</text:p><text:p text:style-name="P94">END</text:p></draw:text-box></draw:frame><draw:frame draw:style-name="fr1" draw:name="Frame6" text:anchor-type="paragraph" svg:x="5.616cm" svg:y="0.189cm" svg:width="4.443cm" draw:z-index="7"><draw:text-box fo:min-height="4.643cm"><text:p text:style-name="P94">TO QUADRATO_2</text:p><text:p text:style-name="P94"><text:s text:c="2"/>REPEAT 4 [</text:p><text:p text:style-name="P94"><text:s text:c="4"/>FORWARD 100</text:p><text:p text:style-name="P94"><text:s text:c="4"/>RIGHT 90</text:p><text:p text:style-name="P94"><text:s text:c="2"/>]</text:p><text:p text:style-name="P94">END</text:p><text:p text:style-name="P94"/></draw:text-box></draw:frame><draw:frame draw:style-name="fr1" draw:name="Frame7" text:anchor-type="paragraph" svg:x="10.994cm" svg:y="0.189cm" svg:width="4.925cm" draw:z-index="8"><draw:text-box fo:min-height="4.643cm"><text:p text:style-name="P95">TO QUADRATO_3 LATO</text:p><text:p text:style-name="P95"><text:s text:c="2"/>REPEAT 4 [</text:p><text:p text:style-name="P95"><text:s text:c="4"/>FORWARD LATO</text:p><text:p text:style-name="P95"><text:s text:c="4"/>RIGHT 90</text:p><text:p text:style-name="P95"><text:s text:c="2"/>]</text:p><text:p text:style-name="P95">END</text:p><text:p text:style-name="P94"/></draw:text-box></draw:frame></text:p>
      <text:p text:style-name="P90"/>
      <text:p text:style-name="P90"/>
      <text:p text:style-name="P90"/>
      <text:p text:style-name="P90"/>
      <text:p text:style-name="P90"/>
      <text:p text:style-name="P90"/>
      <text:p text:style-name="P90"/>
      <text:p text:style-name="P90"/>
      <text:p text:style-name="P90"/>
      <text:p text:style-name="P90"/>
      <text:p text:style-name="P91">Analogamente si può fare per il triangolo equilatero:</text:p>
      <text:p text:style-name="P18"><text:soft-page-break/></text:p>
      <text:p text:style-name="P22"><draw:frame draw:style-name="fr1" draw:name="Frame9" text:anchor-type="paragraph" svg:x="10.994cm" svg:y="0.189cm" svg:width="5.114cm" draw:z-index="11"><draw:text-box fo:min-height="3.808cm"><text:p text:style-name="P95">TO <text:span text:style-name="T49">TRIANGOLO</text:span>_3 LATO</text:p><text:p text:style-name="P95"><text:s text:c="2"/>REPEAT <text:span text:style-name="T49">3</text:span> [</text:p><text:p text:style-name="P95"><text:s text:c="4"/>FORWARD LATO</text:p><text:p text:style-name="P95"><text:s text:c="4"/>RIGHT <text:span text:style-name="T49">120</text:span></text:p><text:p text:style-name="P95"><text:s text:c="2"/>]</text:p><text:p text:style-name="P95">END</text:p><text:p text:style-name="P94"/></draw:text-box></draw:frame><draw:frame draw:style-name="fr1" draw:name="Frame8" text:anchor-type="paragraph" svg:x="5.616cm" svg:y="0.189cm" svg:width="4.443cm" draw:z-index="10"><draw:text-box fo:min-height="3.838cm"><text:p text:style-name="P94">TO <text:span text:style-name="T49">TRIANGOLO</text:span>_2</text:p><text:p text:style-name="P94"><text:s text:c="2"/>REPEAT <text:span text:style-name="T49">3</text:span> [</text:p><text:p text:style-name="P94"><text:s text:c="4"/>FORWARD 100</text:p><text:p text:style-name="P94"><text:s text:c="4"/>RIGHT <text:span text:style-name="T49">120</text:span></text:p><text:p text:style-name="P94"><text:s text:c="2"/>]</text:p><text:p text:style-name="P94">END</text:p><text:p text:style-name="P94"/></draw:text-box></draw:frame><draw:frame draw:style-name="fr1" draw:name="Frame4" text:anchor-type="paragraph" svg:x="-0.028cm" svg:y="0.201cm" svg:width="4.828cm" draw:z-index="9"><draw:text-box fo:min-height="3.826cm"><text:p text:style-name="P94">TO <text:span text:style-name="T49">TRIANGOLO</text:span>_1</text:p><text:p text:style-name="P94"><text:s text:c="2"/>FORWARD 100</text:p><text:p text:style-name="P94"><text:s text:c="2"/>RIGHT <text:span text:style-name="T49">120</text:span></text:p><text:p text:style-name="P94"><text:s text:c="2"/>FORWARD 100</text:p><text:p text:style-name="P94"><text:s text:c="2"/>RIGHT <text:span text:style-name="T49">120</text:span></text:p><text:p text:style-name="P94"><text:s text:c="2"/>FORWARD 100</text:p><text:p text:style-name="P94">END</text:p></draw:text-box></draw:frame></text:p>
      <text:p text:style-name="P91"/>
      <text:p text:style-name="P91"/>
      <text:p text:style-name="P92"/>
      <text:p text:style-name="P7"/>
      <text:p text:style-name="P7"/>
      <text:p text:style-name="P7"/>
      <text:p text:style-name="P7"/>
      <text:p text:style-name="P19">Questi codici ottengono effetti quasi eguali ma il lettore appena un po' più esperto noterà delle differenze. La più ovvia è che alcuni di questi codici consentono di diesgnare figure di dimensioni diverse ([NdR] quelle che utilizzano la variabile LATO): in questi casi i comandi per disegnare un quadrato sono QUADRATO_2 50 oppure QUADRATO_2 100, ad esempio, anziché semplicemente QUADRATO_1. Una differenza più sottile che alcuni dei codici, dopo avere disegnato la figura, lasciano la Tartaruga nello stato in cui si trovava all'inizio ([NdR] stessa posizione e stessa direzione di puntamento). Codici che utilizzano questi accorgimenti sono molto più facili da leggere e da usare in una varietà di contesti. E allorché i bambini si rendono conto di <text:s/>questi particolari imparano due fatti importanti. In primo luogo assimilano un “principio matetico” generale, imparando a lavorare per componenti per favorire la modularità. In secondo luogo alla fondamentale idea di “stato”.</text:p>
      <text:p text:style-name="P20"><text:span text:style-name="T50">La medesima strategia di muovere dal famigliare allo sconosciuto porta lo studente in contatto con alcune idee generali forti: per esempio l'idea di organizzazione gerarchica (della conoscenza, delle organizzazioni, di un organismo), l'idea di pianificazione in un progetto e la nozione di </text:span><text:span text:style-name="T8">debugging</text:span><text:span text:style-name="T50"><text:note text:id="ftn5" text:note-class="footnote"><text:note-citation>5</text:note-citation><text:note-body><text:p text:style-name="P64">[NdR] Abbiamo accennato a un metodo di <text:span text:style-name="T5">debugging</text:span> in LibreLogo a pag. 81.</text:p></text:note-body></text:note></text:span><text:span text:style-name="T50">. </text:span></text:p>
      <text:p text:style-name="P21"><text:span text:style-name="T51">Non è che ci sia bisogno di un computer per disegnare un triangolo o un quadrato. Carta e matita bastano. Ma una volta che i codici per disegnare queste figure sono stati predisposti, questi diventano mattoni per costruire altre cose che consentono di creare nel bambino gerarchie di conoscenza. In tale processo si sviluppano capacità intellettuali importanti – un aspetto che si palesa <text:s/>guardando alcuni progetti che i bambini intraprendono spontaneamente dopo alcune sedute di lavoro con la tartaruga. Molti bambini si sono comportati in maniera simile a Pamela, che aveva iniziato insegnando al computer a fare quadrati e triangoli come abbiamo visto prima. Successivamente di è resa conto ti poter costruire una casa ponendo un triangolo sopra a un quadrato. Ecco il suo primo tentativo</text:span><text:span text:style-name="T51"><text:note text:id="ftn6" text:note-class="footnote"><text:note-citation>6</text:note-citation><text:note-body><text:p text:style-name="P65">[NdR] A differenza del testo originale, dove è implicito che i comandi QUADRATO <text:s/>e TRIANGOLO facciano riferimento ad alcuni dei codici scritti nella pagine precedenti, riscriviamo qui il codice completo per chiarezza, e in maniera che possa essere copiato e eseguito in un altro documento, per chi voglia sincerarsi da se.</text:p></text:note-body></text:note></text:span><text:span text:style-name="T51">:</text:span></text:p>
      <text:p text:style-name="P20"/>
      <text:p text:style-name="P20"/>
      <text:p text:style-name="P20"/>
      <text:p text:style-name="P20"/>
      <text:p text:style-name="P20"><text:soft-page-break/></text:p>
      <text:p text:style-name="P20"/>
      <text:p text:style-name="P20"><draw:frame draw:style-name="fr1" draw:name="Frame10" text:anchor-type="paragraph" svg:x="0.972cm" svg:y="0.201cm" svg:width="7.056cm" draw:z-index="27"><draw:text-box fo:min-height="0.499cm"><text:p text:style-name="P96">TO QUADRATO</text:p><text:p text:style-name="P96"><text:tab/><text:span text:style-name="T52">REPEAT 4 [</text:span></text:p><text:p text:style-name="P96"><text:tab/><text:tab/>FORWARD 100</text:p><text:p text:style-name="P96"><text:tab/><text:tab/>RIGHT 90</text:p><text:p text:style-name="P96"><text:tab/><text:span text:style-name="T52">]</text:span></text:p><text:p text:style-name="P96">END</text:p><text:p text:style-name="P96">TO <text:span text:style-name="T52">TRIANGOLO</text:span></text:p><text:p text:style-name="P96"><text:tab/><text:span text:style-name="T52">REPEAT 3 [</text:span></text:p><text:p text:style-name="P96"><text:tab/><text:tab/>FORWARD 100</text:p><text:p text:style-name="P96"><text:tab/><text:tab/>RIGHT <text:span text:style-name="T52">120</text:span></text:p><text:p text:style-name="P96"><text:tab/><text:span text:style-name="T52">]</text:span></text:p><text:p text:style-name="P96">END</text:p><text:p text:style-name="P97">TO <text:span text:style-name="T53">CASA</text:span></text:p><text:p text:style-name="P97"><text:tab/><text:span text:style-name="T52">QUADRATO</text:span></text:p><text:p text:style-name="P97"><text:tab/><text:span text:style-name="T52">TRIANGOLO</text:span></text:p><text:p text:style-name="P97">END</text:p><text:p text:style-name="P98">CASA</text:p></draw:text-box></draw:frame><draw:g text:anchor-type="paragraph" draw:z-index="12" draw:style-name="gr3"><draw:polygon draw:name="actual" draw:style-name="gr4" draw:text-style-name="P108" svg:width="3.527cm" svg:height="3.527cm" draw:transform="rotate (1.5707963267949) translate (11.4917361111111cm 5.83881944444443cm)" svg:viewBox="0 0 3528 3528" draw:points="0,0 3528,0 3528,3528 0,3528 0,0 3528,0 1764,3055"><text:p/></draw:polygon><draw:path draw:name="turtle" draw:style-name="gr6" draw:text-style-name="P106" svg:width="2.116cm" svg:height="2.116cm" svg:x="10.432cm" svg:y="4.78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text:p>
      <text:p text:style-name="P20"/>
      <text:p text:style-name="P20"/>
      <text:p text:style-name="P20"/>
      <text:p text:style-name="P20"/>
      <text:p text:style-name="P20"/>
      <text:p text:style-name="P20"/>
      <text:p text:style-name="P20"/>
      <text:p text:style-name="P23"/>
      <text:p text:style-name="P23"/>
      <text:p text:style-name="P23"/>
      <text:p text:style-name="P23"/>
      <text:p text:style-name="P23">L'ultimo comando del codice è CASA ed è quello che di fatto la disegna, però il tetto è entrato in casa invece di stare sopra! </text:p>
      <text:p text:style-name="P23">Tipicamente, in un'ora di matematica, la reazione di un bambino ad un errore sarebbe quella di <text:span text:style-name="T5">dimenticarlo</text:span> prima possibile. Invece nell'ambiente Logo, il bambino non è criticato per per l'errore del disegno. Il processo di <text:span text:style-name="T5">debugging</text:span> fa normalmente parte del processo di comprensione di quello che fa un codice. I programmatori sono incoraggiati a studiare il difetto (<text:span text:style-name="T5">bug</text:span>) anziché a dimenticare <text:s/>l'errore. E nel contesto della Tartaruga ci sono buone ragioni per studiare il problema, perché il premio è dato dall'ottenimento del risultato.</text:p>
      <text:p text:style-name="P24">Il problema può essere risolto in vari modi. Pamela ne scoprì uno giocando con la Tartaruga. Ripercorrendo il cammino della Tartaruga si rese conto che il triangolo era entrato in casa perché <text:span text:style-name="T54">il movimento di rotazione nel disegno del triangolo era volto a destra. Così le venne in mente di sostituire le rotazioni destre con rotazioni sinistre nella costruzione del triangolo, risolvendo così il problema. Un altro modo per risolvere lo stesso problema può essere quello di inserire un'istruzione LEFT 30 fra le istruzioni QUADRATO e TRIANGOLO. In ambedue i casi si ottiene il risultato corretto:</text:span></text:p>
      <text:p text:style-name="P24"/>
      <text:p text:style-name="P28"><draw:g text:anchor-type="paragraph" draw:z-index="13" draw:style-name="gr3"><draw:line draw:style-name="gr7" draw:text-style-name="P107" svg:x1="8.491cm" svg:y1="3.703cm" svg:x2="8.491cm" svg:y2="0.175cm"><text:p/></draw:line><draw:line draw:style-name="gr4" draw:text-style-name="P108" svg:x1="8.491cm" svg:y1="0.18cm" svg:x2="12.019cm" svg:y2="0.18cm"><text:p/></draw:line><draw:line draw:style-name="gr7" draw:text-style-name="P107" svg:x1="12.019cm" svg:y1="0.175cm" svg:x2="12.019cm" svg:y2="3.703cm"><text:p/></draw:line><draw:line draw:style-name="gr7" draw:text-style-name="P107" svg:x1="12.016cm" svg:y1="3.706cm" svg:x2="8.488cm" svg:y2="3.706cm"><text:p/></draw:line><draw:line draw:style-name="gr7" draw:text-style-name="P107" svg:x1="8.491cm" svg:y1="3.706cm" svg:x2="5.436cm" svg:y2="1.942cm"><text:p/></draw:line><draw:line draw:style-name="gr4" draw:text-style-name="P108" svg:x1="5.436cm" svg:y1="1.944cm" svg:x2="8.491cm" svg:y2="0.18cm"><text:p/></draw:line><draw:line draw:name="actual" draw:style-name="gr7" draw:text-style-name="P107" svg:x1="8.491cm" svg:y1="0.175cm" svg:x2="8.491cm" svg:y2="3.703cm"><text:p/></draw:line><draw:path draw:name="turtle" draw:style-name="gr6" draw:text-style-name="P106" svg:width="2.116cm" svg:height="2.116cm" draw:transform="rotate (1.0471975511966) translate (7.043887003217cm 4.0897796634497cm)" svg:viewBox="0 0 2117 2117" svg:d="M847 1288l-221 382-81-301zM1058 176l223 221-223 220-218-220zM1579 1358l-302-81 222 381zM1880 699l-427-115-269 157 426 113zM926 750l-383-221-220 383zM1499 1058l-441-441-441 441 441 441zM1058 2117zM1265 2096zM1464 2036zM1646 1939zM1806 1806zM1939 1646zM2036 1464zM2096 1265zM2117 1058zM2096 852zM2036 653zM1939 471zM1806 310zM1646 178zM1464 81zM1265 21zM1058 0zM852 21zM653 81zM471 178zM310 310zM178 471zM81 653zM21 852zM0 1058zM21 1265zM81 1464zM178 1646zM310 1806zM471 1939zM653 2036zM852 2096zM1058 1058z"><text:p/></draw:path></draw:g> </text:p>
      <text:p text:style-name="P24"/>
      <text:p text:style-name="P24"/>
      <text:p text:style-name="P24"/>
      <text:p text:style-name="P24"><text:soft-page-break/></text:p>
      <text:p text:style-name="P24"/>
      <text:p text:style-name="P26">Lo studente si rende conto del progresso ma vede anche che le cose non sono mai del tutto giuste o o del tutto sbagliate, piuttosto si aggiustano in modo continuo. La casa ora è meglio di prima ma c'è ancora un difetto. <text:span text:style-name="T55">Giocando ancora un po' con la Tartaruga ci si rende conto che se si inserisce un'istruzione RIGHT 90 prima di CASA, la figura si raddrizza. <text:s/></text:span></text:p>
      <text:p text:style-name="P56">Ci sono bambini che usano comporre disegni concreti, come può essere quella della casa. Altri invece preferiscono produrre effetti astratti. Per esempio, se si dà il comando QUADRATO seguito da RIGHT 120, e si ripete la stessa sequenza per altre due volte si ottiene questa figura:</text:p>
      <text:p text:style-name="P25"><draw:g text:anchor-type="paragraph" draw:z-index="14" draw:style-name="gr3"><draw:line draw:style-name="gr7" draw:text-style-name="P107" svg:x1="8.218cm" svg:y1="3.204cm" svg:x2="8.218cm" svg:y2="0.064cm"><text:p/></draw:line><draw:line draw:style-name="gr7" draw:text-style-name="P107" svg:x1="8.218cm" svg:y1="0.064cm" svg:x2="11.546cm" svg:y2="0.064cm"><text:p/></draw:line><draw:line draw:style-name="gr7" draw:text-style-name="P107" svg:x1="11.546cm" svg:y1="0.064cm" svg:x2="11.546cm" svg:y2="3.204cm"><text:p/></draw:line><draw:line draw:style-name="gr7" draw:text-style-name="P107" svg:x1="11.548cm" svg:y1="3.205cm" svg:x2="8.22cm" svg:y2="3.205cm"><text:p/></draw:line><draw:line draw:style-name="gr7" draw:text-style-name="P107" svg:x1="8.22cm" svg:y1="3.205cm" svg:x2="11.102cm" svg:y2="4.775cm"><text:p/></draw:line><draw:line draw:style-name="gr7" draw:text-style-name="P107" svg:x1="11.101cm" svg:y1="4.774cm" svg:x2="9.437cm" svg:y2="7.493cm"><text:p/></draw:line><draw:line draw:style-name="gr7" draw:text-style-name="P107" svg:x1="9.438cm" svg:y1="7.495cm" svg:x2="6.556cm" svg:y2="5.925cm"><text:p/></draw:line><draw:line draw:style-name="gr7" draw:text-style-name="P107" svg:x1="6.556cm" svg:y1="5.924cm" svg:x2="8.22cm" svg:y2="3.205cm"><text:p/></draw:line><draw:line draw:style-name="gr7" draw:text-style-name="P107" svg:x1="8.218cm" svg:y1="3.205cm" svg:x2="5.336cm" svg:y2="4.775cm"><text:p/></draw:line><draw:line draw:style-name="gr7" draw:text-style-name="P107" svg:x1="5.338cm" svg:y1="4.774cm" svg:x2="3.674cm" svg:y2="2.055cm"><text:p/></draw:line><draw:line draw:style-name="gr7" draw:text-style-name="P107" svg:x1="3.674cm" svg:y1="2.057cm" svg:x2="6.556cm" svg:y2="0.487cm"><text:p/></draw:line><draw:line draw:name="actual" draw:style-name="gr7" draw:text-style-name="P107" svg:x1="6.556cm" svg:y1="0.487cm" svg:x2="8.22cm" svg:y2="3.206cm"><text:p/></draw:line><draw:path draw:name="turtle" draw:style-name="gr6" draw:text-style-name="P106" svg:width="1.996cm" svg:height="1.883cm" svg:x="7.218cm" svg:y="2.264cm" svg:viewBox="0 0 1997 1884" svg:d="M799 1146l-208 340-77-268zM998 157l210 196-210 196-206-196zM1490 1209l-285-73 209 340zM1774 622l-403-102-254 139 402 101zM874 667l-362-196-207 341zM1414 942l-416-393-416 393 416 392zM998 1884zM1193 1865zM1381 1812zM1553 1726zM1704 1607zM1829 1465zM1921 1303zM1977 1126zM1997 942zM1977 758zM1921 581zM1829 419zM1704 276zM1553 158zM1381 72zM1193 19zM998 0zM804 19zM616 72zM444 158zM292 276zM168 419zM76 581zM20 758zM0 942zM20 1126zM76 1303zM168 1465zM292 1607zM444 1726zM616 1812zM804 1865zM998 942z"><text:p/></draw:path></draw:g> </text:p>
      <text:p text:style-name="P25"/>
      <text:p text:style-name="P25"/>
      <text:p text:style-name="P25"/>
      <text:p text:style-name="P25"/>
      <text:p text:style-name="P25"/>
      <text:p text:style-name="P25"/>
      <text:p text:style-name="P25"/>
      <text:p text:style-name="P25"/>
      <text:p text:style-name="P25"/>
      <text:p text:style-name="P27">Basta poi cambiare l'angolo di rotazione fra un quadrato e l'altro per ottenere una <text:s/>varietà di effetti<text:note text:id="ftn7" text:note-class="footnote"><text:note-citation>7</text:note-citation><text:note-body><text:p text:style-name="P66">[NdR] Questa figura è stata ottenuta con rotazioni 36 gradi e 10 ripetizioni.</text:p></text:note-body></text:note>:</text:p>
      <text:p text:style-name="P27"><draw:g text:anchor-type="paragraph" draw:z-index="15" draw:style-name="gr3"><draw:polygon draw:name="actual" draw:style-name="gr4" draw:text-style-name="P108" svg:width="8.888cm" svg:height="9.228cm" draw:transform="rotate (1.5707963267949) translate (3.56305555555556cm 9.01170833333334cm)" svg:viewBox="0 0 8889 9229" draw:points="4444,4614 7625,4614 7625,7917 4444,7917 4444,4614 7017,6557 5147,9229 2574,7286 4444,4614 5427,7755 2401,8776 1418,5635 4444,4614 3461,7755 436,6735 1418,3593 4444,4614 1870,6557 0,3885 2574,1942 4444,4614 1263,4614 1263,1312 4444,1312 4444,4614 1870,2672 3741,0 6315,1942 4444,4614 3461,1473 6486,452 7469,3593 4444,4614 5427,1473 8452,2493 7469,5635 4444,4614 7017,2672 8889,5344 6315,7286"><text:p/></draw:polygon><draw:path draw:name="turtle" draw:style-name="gr8" draw:text-style-name="P109" svg:width="1.981cm" svg:height="1.908cm" svg:x="7.186cm" svg:y="3.608cm" svg:viewBox="0 0 1982 1909" svg:d="M793 1161l-207 345-76-271zM991 159l208 199-208 198-205-198zM1478 1225l-282-73 208 343zM1760 630l-400-103-251 141 398 102zM867 676l-359-199-206 345zM1404 954l-413-398-413 398 413 398zM991 1909zM1184 1890zM1371 1836zM1541 1749zM1691 1629zM1815 1484zM1906 1320zM1962 1141zM1982 954zM1962 768zM1906 589zM1815 425zM1691 280zM1541 161zM1371 73zM1184 19zM991 0zM798 19zM611 73zM441 161zM290 280zM167 425zM76 589zM20 768zM0 954zM20 1141zM76 1320zM167 1484zM290 1629zM441 1749zM611 1836zM798 1890zM991 954z"><text:p/></draw:path></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9">Questi esempi mostrano come i principi di continuità e di potenza<text:note text:id="ftn8" text:note-class="footnote"><text:note-citation>8</text:note-citation><text:note-body><text:p text:style-name="P67">[NdR] Introdotti a pag. 23-2. Principio di continuità: <text:span text:style-name="T56">la matematica proposta deve essere in continuità con altre conoscenze, dalle quali possa ereditare un senso di familiarità e valore, insieme a competenza “cognitiva”. </text:span>Principio di potenza: <text:span text:style-name="T56">dare allo studente il potere di affrontare progetti personali significativi, altrimenti impossibili.</text:span> </text:p></text:note-body></text:note> <text:span text:style-name="T57">aiutino l'apprendimento con la geometria della Tartaruga. Ma noi volevamo ottenere anche qualcos'altro, ovvero aprire delle porte intellettuali al fine di svelare importanti idee forti. Anche solo disegnando semplici figure, quali questi quadrati e stelle, con la Tartaruga si sono evidenziate alcune idee importanti: angoli, ripetizioni controllate, operatori di cambiamento di stato. Per avere una visione più sistematica di quello che i bambini imparano con la Tartaruga iniziamo distinguendo fra due tipi di conoscenze. La prima è </text:span><text:span text:style-name="T9">matematica</text:span><text:span text:style-name="T57">: le Tartarughe sono solo un aspetto di un ampio territorio matematico, la geometria della Tartaruga, un tipo di geometria che si impara facilmente e che è portatrice di di idee matematiche molto generali. L'altro tipo di conoscenza è </text:span><text:span text:style-name="T9">matetico</text:span><text:span text:style-name="T57">: conoscenza dell'apprendimento. Prima considereremo l'aspetto matetico dell'esperienza con la tartaruga poi ci volgeremo agli aspetti più tecnici sul versante matematico. Naturalmente le due questioni si sovrappongono in parte.</text:span></text:p>
      <text:p text:style-name="P30">Abbiamo introdotto la geometria della Tartaruga in relazione a un principio matetico fondamentale: comprendere effettivamente quello che si impara. Ricordiamoci il caso di Jenny, la quale, sebbene possedesse i requisiti concettuali per definire sostantivi e verbi, non poteva imparare la grammatica perché non riusciva a identificarsi con l'obiettivo. In questo senso fondamentale la grammatica per lei non aveva senso. La geometria della Tartaruga è stata progettata specificamente affinché i bambini vi potessero trovare un senso, per essere qualcosa che avrebbe potuto risuonare con la loro percezione di cosa fosse per loro importante. Ed è stata progettata per aiutare i bambini a sviluppare una strategia matetica: per imparare qualcosa occorre prima capirla.</text:p>
      <text:p text:style-name="P31">L'episodio del cerchio disegnato con la Tartaruga illustra l'<text:span text:style-name="T5">apprendimento sintonico</text:span><text:note text:id="ftn9" text:note-class="footnote"><text:note-citation>9</text:note-citation><text:note-body><text:p text:style-name="P68">L'espressione “ego-sintonico” è stata usata da Freud. È un “termine usto per descrivere istinti e idee che sono accettabili per l'ego, ovvero compatibili con l'integrità dell'ego e con le sue esigenze. (Vedi J. Laplanche e J.B. Pontalis, <text:span text:style-name="T5">The language of Pshicoanalisys</text:span> (New York: Norton, 1973).</text:p></text:note-body></text:note>. Questo termine, preso in prestito dalla psicologia clinica, sta in contrapposizione con l'apprendimento dissociato di cui abbiamo già discusso. Talvolta il termine viene usato con degli specificatori che denotano certi tipi di sintonicità. <text:span text:style-name="T58">Ad esempio, il cerchio della Tartaruga è sintonico per il corpo</text:span><text:span text:style-name="T58"><text:note text:id="ftn10" text:note-class="footnote"><text:note-citation>10</text:note-citation><text:note-body><text:p text:style-name="P69">[NdR] Body syntonic.</text:p></text:note-body></text:note></text:span><text:span text:style-name="T58"> perché tale cerchio è saldamente collegato alla percezione fisica dei propri corpi da parte del bambino. Oppure è anche sintonico per l'ego</text:span><text:span text:style-name="T58"><text:note text:id="ftn11" text:note-class="footnote"><text:note-citation>11</text:note-citation><text:note-body><text:p text:style-name="P69">[NdR] Ego syntonic.</text:p></text:note-body></text:note></text:span><text:span text:style-name="T58"> perché è coerente con la percezione di sé propria dei bambini, come persone con intenzioni, obiettivi, desideri, preferenze e avversioni. Un bambino che disegna un cerchio con la Tartaruga vuole disegnare un cerchio; quando ci riesce è orgoglioso e eccitato.</text:span></text:p>
      <text:p text:style-name="P32">La geometria della Tartaruga si impara bene perché è sintonica. E questo aiuta anche nell'apprendimento <text:s/>di altre cose perché incoraggia l'uso consapevole e deliberato di strategie matematiche di <text:span text:style-name="T5">problem solving</text:span>. <text:span text:style-name="T59">Il matematico George Polya</text:span><text:span text:style-name="T59"><text:note text:id="ftn12" text:note-class="footnote"><text:note-citation>12</text:note-citation><text:note-body><text:p text:style-name="P70">G. Polya, <text:span text:style-name="T5">How to Solve it</text:span><text:span text:style-name="T35"> (Garden City, N.Y.: Doubleday-Anchor, 1954); </text:span><text:span text:style-name="T5">Induction and Analogy in Mathematics </text:span><text:span text:style-name="T35">(Princeton, N.Y.: Princeton University Press, 1954); and </text:span><text:span text:style-name="T5">Patterns of Plausible Inference </text:span><text:span text:style-name="T35">(Princeton, N.Y.: Princeton, 1969).</text:span></text:p></text:note-body></text:note></text:span><text:span text:style-name="T59"> è noto per avere proposto dei metodi generali per risolvere i problemi. Alcune delle strategie proposte con la geometria della Tartaruga sono casi particolari dei suggerimenti di Polya. Per esempio, Polya raccomanda che che tutte le </text:span><text:soft-page-break/><text:span text:style-name="T59">volte che si trova davanti a un problema, si dovrebbe scorrere mentalmente una lista didomande euristiche: questo problema può essere suddiviso in altri problemi più semplici? Può essere collegato ad altri problemi che so già risolvere? La geometria della Tartaruga conduce naturalmente a porsi domande di questo tipo. La chiave per scoprire come fare un cerchio con la Tartaruga è quella di rifarsi a un problema la cui soluzione è invece ben nota – il problema di camminare in cerchio. La geometria della Tartaruga favorisce l'abilità di suddividere e ridurre le difficoltà. Per esempio, per fare la CASA sono stati fatti prima il QUADRATO e il TRIANGOLO. Insomma, io credo che la geometria della Tartaruga interpreta così bene i principi di Polya che il modo <text:s/>migliore per spiegarli agli studenti sia quello di introdurli mediante la Tartaruga. In questo modo la Tartaruga costituisce un metodo per insegnare le strategie euristiche per la soluzione dei problemi.</text:span></text:p>
      <text:p text:style-name="P33"><text:span text:style-name="T60">In seguito alla notorietà di Polya, molti hanno esortato gli insegnanti a porre maggiore enfasi sui procedimenti euristici oltre che sui contenuti. Il fallimento di quest'idea nel sistema di istruzione può essere spiegato parzialmente dalla scarsità di situazioni idonee nelle quali gli studenti possano incontrare e approfondire modelli di conoscenza euristica</text:span><text:span text:style-name="T60"><text:note text:id="ftn13" text:note-class="footnote"><text:note-citation>13</text:note-citation><text:note-body><text:p text:style-name="P71">[NdR] Viene in mente qui la lezione di Emma Castelnuovo, con le sue proposte didattiche dove si illustrano concetti matematici mediante semplici laboratori realizzati con “materiali poveri”. Vedi ad esempio E. Castelnuovo, <text:span text:style-name="T5">L'Officina Matematica</text:span><text:span text:style-name="T35">, </text:span><text:span text:style-name="T39">Edizioni La Meridiana, Molfetta /BA), 2008.</text:span></text:p></text:note-body></text:note></text:span><text:span text:style-name="T60">. La geometria della Tartaruga non è solo <text:s/>ricca di spunti di questo genere ma aggiunge elementi nuovi ai consigli di Polya: per risolvere un problema cerca qualcosa di simile che già conosci. Il consiglio è astratto; la geometria della Tartaruga lo trasforma in un principio concreto, procedurale: </text:span><text:span text:style-name="T10">gioca con la Tartaruga</text:span><text:span text:style-name="T60">. </text:span><text:span text:style-name="T10">Prova da te</text:span><text:span text:style-name="T60">. <text:s/>Una fonte quasi inesauribile di situazioni simili è a disposizione perché queste sono tratte dai propri comportamenti, dal proprio corpo. Ogni volta che abbiamo <text:s/>un problema possiamo giocare con la Tartaruga. In questo modo di riportano i consigli di Polya sulla terra. La geometria della Tartaruga costituisce un ponte per il pensiero di Polya. Il bambino che ha lavorato estesamente con la Tartaruga è convinto che serva “cercare qualcosa di simile” perché ha funzionato spesso. Su questi successi si costruiscono la confidenza e le competenze necessari per applicare il medesimo principio anche nella matematica scolastica, dove le similarità sono meno evidenti. Infatti, nella matematica scolastica, sebbene tratti concetti elementari, è difficile applicare i consigli di Polya.</text:span></text:p>
      <text:p text:style-name="P34">L'aritmetica non è adatta per l'introduzione del pensiero euristico. Invece la geometria Turtle è eccellente per questo. <text:span text:style-name="T61">Grazie alle qualità di sintonicità, imparando a far disegnare la Tartaruga forma nel <text:s/>bambino un modello di apprendimento che è molto diverso da quello dissociato descritto da Bill, in V primaria, descrivendo lo studio delle tabelline a scuola: “Impari questa roba azzerando il cervello ripetendo ancora e ancora finché non la sai.” Bill aveva speso un bel po' di tempo a studiare le tabelline. I risultati erano scarsi, accuratamente documentati da Bill, con la descrizione della sua esperienza. Non riusciva a imparare a causa della assenza di ogni relazione <text:s/>con il contenuto che si era imposto – o piuttosto, perché aveva adottato la peggiore relazione, ovvero la dissociazione, quale strategia di apprendimento. I suoi insegnanti pensavano che “avesse poca memoria” e avevano anche discusso di un possibile problema cerebrale. Ma Bill conosceva un gran numero di canzoni popolari che non aveva difficoltà a ricordare.</text:span></text:p>
      <text:p text:style-name="P35">Le teorie in voga intorno alla separazione delle funzioni cerebrali potrebbero suggerire che Bill avesse un deficit di memoria specificamente per i numeri. Tuttavia il ragazzo si ricordava facilmente di altre migliaia di numeri, prezzi e date. La differenza fra ciò che ricordava e ciò che non ricordava non dipendeva dal contenuto ma dalla propria relazione con esso. La geometria della <text:soft-page-break/>Tartaruga, in virtù della sua connessione con il ritmo e il movimento richiesto nella vita quotidiana, consentiva a Bill di collegarla più alle canzoni che alle tabelline. I suoi progressi furno spettacolari. Attraverso la geometria della Tartaruga la conoscenza matematica che fino ad allora Bill aveva rifiutato, fece comparsa nel suo mondo. </text:p>
      <text:p text:style-name="P36">Passiamo ora dalle considerazioni matetiche a quelle matematiche. Che <text:s/>matematica si impara quando con la geometria della Tartaruga? Ai fini della presente discussione distingui<text:span text:style-name="T62">am</text:span>o tre tipi di conoscenza matematica, ciascuna delle quali si avvantaggia del lavoro con la Tartaruga. <text:span text:style-name="T62">In primo luogo c'è il corpo di conoscenze noto come “matematica scolastica”, che è stato selezionato esplicitamente (nella mia opinione soprattutto in virtù di accidenti storici) come il “nucleo” della matematica di base che tutti i cittadini dovrebbero conoscere. Poi c'è quella che chiamo “protomatematica” che la matematica scolastica presuppone pur non menzionandola esplicitamente nei curricoli tradizionali. Parte di tale cultura ha <text:s/>natura “sociale”: per esempio la conoscenza che attiene al perché si debba studiare matematica e cosa significhi capirla. Altre conoscenze in questa categoria sono quelle messe in evidenza dall'epistemologia genetica</text:span><text:span text:style-name="T62"><text:note text:id="ftn14" text:note-class="footnote"><text:note-citation>14</text:note-citation><text:note-body><text:p text:style-name="P72">L'epistemologia genetica è stata creata da Jean Piaget per descrivere la genesi della conoscenza nel bambino. </text:p></text:note-body></text:note></text:span><text:span text:style-name="T62"> a proposito della formazione: principi deduttivi quali la transitività, le conservazioni, la logica intuitiva della classificazioni e via dicendo. <text:s/>Infine, la terza categoria è costituita dalla conoscenza che non è coperta dalla matematica scolastica né è presupposta da questa ma che che dovrebbe far parte del bagaglio intellettuale di un cittadino istruito del futuro.</text:span></text:p>
      <text:p text:style-name="P37">Io penso che la comprensione delle relazioni fra i sistemi geometrici euclideo, cartesiano e differenziale faccia parte di questa terza categoria. <text:span text:style-name="T63">Disegnare un cerchio con la Tartaruga è molto più che un “modo intuitivo” di disegnare cerchi, perché pone il bambino in contatto con un insieme di idee che stanno alla base dell'analisi matematica. Questo fatto può non essere evidente per persone il cui unico contatto con l'analisi ha avuto luogo nella scuola superiore o in qualche corso all'università, nella forma di certe manipolazioni formali di simboli. Il bambino che ha disegnato il cerchio con la Tartaruga non ha imparato qualcosa sul </text:span><text:span text:style-name="T11">formalismo</text:span><text:span text:style-name="T63"> dell'analisi, per esempio che la derivata di </text:span><text:span text:style-name="T11">x</text:span><text:span text:style-name="T65">n</text:span><text:span text:style-name="T63"> è </text:span><text:span text:style-name="T11">nx</text:span><text:span text:style-name="T66">n-1</text:span><text:span text:style-name="T63">, ma qualcosa sul suo impiego e sul suo </text:span><text:span text:style-name="T11">significato</text:span><text:span text:style-name="T63">. Infatti il codice per disegnare il cerchio con la Tartaruga conduce a un formalismo alternativo di quelle che sono tradizionalmente chiamate “equazioni differenziali” ed è un veicolo efficace delle idee che soggiaciono al differenziale. Questo è il motivo per cui si possono capire così tante cose con la Tartaruga; </text:span><text:span text:style-name="T11">il <text:s/>codice del cerchio rappresenta un'analogia intuitiva dell'equazione differenziale, un concetto che appare in quasi tutti gli esempi di matematica applicata tradizionale</text:span><text:span text:style-name="T63">.</text:span></text:p>
      <text:p text:style-name="P38">La potenza del calcolo differenziale risiede molto nella capacità di descrivere le variazioni in base a ciò che accade nelle loro immediate vicinanze. È questa caratteristica che ha consentito a Newton di descrivere il moto dei pianeti. Via via che questi tracciano l'orbita, sono le condizioni locali nel luogo dove si trova il pianeta che determinano il suo prossimo passo. Nelle nostre istruzioni della Tartaruga, FORWARD 1 RIGHT 1, ci si riferisce solo al luogo dove si trova la Tartaruga e a quello dove si troverà il momento dopo. Questo è quello che rende un'equazione <text:span text:style-name="T5">differenziale</text:span>. In ciò non vi è alcun riferimento a luoghi remoti rispetto al percorso. La Tartaruga vede il cerchio cammin facendo, nell'immediata vicinanza, ed è cieca rispetto a tutto il resto che si trova più lontano. Questa proprietà è così importante che i matematici hanno un nome per essa: la geometria della Tartaruga è “intrinseca”. Lo spirito della geometria differenziale intrinseca si palesa quando si considerano i <text:soft-page-break/>diversi modi di concepire una curva, ad esempio il <text:s/>cerchio. Per Euclide la caratteristica che definisce il cerchio è la distanza costante dei suoi punti <text:span text:style-name="T67">da</text:span> un altro punto, il centro, che però non fa parte <text:span text:style-name="T67">di esso. Nella geometria di Cartesio, in questo caso più similmente a Euclide che che alla Tartaruga, i punti del cerchio sono caratterizzati dalla loro distanza rispetto a qualcos'altro, vale a dire dai due assi perpendicolari delle coordinate. Così, per esempio, un cerchio è definito da:</text:span></text:p>
      <text:p text:style-name="P4">(x-a)<text:span text:style-name="T64">2</text:span> + (y-b)<text:span text:style-name="T64">2</text:span> = R<text:span text:style-name="T64">2</text:span></text:p>
      <text:p text:style-name="P14">Nella geometria della Tartaruga un cerchio è definito dal fatto che questa continua a ripetere uno stesso atto: FORWARD un poco, GIRA un poco. Questa ripetizione garantisce che la curva abbia “curvatura costante”, dove di quanto si deve girare ad ogni passo.</text:p>
      <text:p text:style-name="P14">La geometria della §Tartaruga appartiene ad una famiglia di geometrie che godono di proprietà assenti in quelle euclidea e cartesiana. Queste sono le geometrie differenziali che si sono sviluppate a partire da Newton e che hanno reso possibile gran parte della fisica moderna. Abbiamo osservato come <text:span text:style-name="T68">quello delle equazioni differenziali sia il formalismo che ha consentito alla fisica di descrivere <text:s/>il moto di una particella o di un pianeta. Nel capitolo 5, dove descrivere questo fatto con maggiori dettagli, vedremo come questo sia anche il formalismo appropriato per descrivere il moto di un animale oppure l'evoluzione di un'economia. E arriveremo anche a capire che non è un coincidenza il fatto che la geometria della Tartaruga sia collegata sia all'esperienza di un bambino che alle principali conquiste della fisica, in quanto, la visione del moto di un bambino, sebbene meno precisa nella forma, condivide la struttura matematica dell'equazione differenziale con le leggi del moto di un pianeta che gira intorno al sole o quelle delle falene che girano introno alla fiamma di una candela. E la Tartaruga non è ne più ne meno che la ricostruzione in forma computazionale intuitiva del nucleo qualitativo di questa struttura matematica. Quando torneremo su queste idee <text:s/>nel capitolo 5, vedremo come la geometria della Tartaruga apra le porte alla comprensione intuitiva dell'analisi, della fisica e della modellazione matematica così come viene impiegata nelle scienze biologiche e sociali.</text:span></text:p>
      <text:p text:style-name="P15">L'effetto del lavoro con la geometria della Tartaruga su alcuni aspetti della matematica scolastica è primariamente <text:span text:style-name="T5">relazionale</text:span> e <text:span text:style-name="T5">affettivo</text:span>: molti bambini sono venuti nel laboratorio LOGO odiando i numeri quali oggetti alieni e se ne sono andati amandoli. In altri casi il lavoro con la Tartaruga ha generato modelli intuitivi specifici per concetti matematici complessi che i bambini capiscono con difficoltà. Un esempio semplice è l'uso dei numeri per misurare gli angoli. Nel contesto della Tartaruga i bambini assumono questa capacità quasi inconsapevolmente. Tutti – inclusi alcuni bambini di prima e molti di terza con cui abbiamo lavorato – escono dall'esperienza con una percezione migliore di cosa significhi 45 gradi, o 10 o 360, di quella della maggioranza degli studenti di scuola media. <text:span text:style-name="T69">Così si ritrovano preparati meglio per affrontare tutti i vari argomenti formali – geometria, trigonometria, disegno geometrico ecc. - nei quali il concetto di </text:span><text:span text:style-name="T12">angolo</text:span><text:span text:style-name="T69"> gioca un ruolo centrale. Ma sono preparati anche per qualcos'altro, ovvero un aspetto delle misure angolari nella nostra società nei confronti della quali la matematica scolastica è sistematicamente cieca. </text:span></text:p>
      <text:p text:style-name="P16">Una delle rappresentazioni più diffuse dell'idea di angolo nelle vite dei contemporanei si trova nella navigazione. Milioni di persone vanno in barca, in aeroplano o leggono mappe<text:note text:id="ftn15" text:note-class="footnote"><text:note-citation>15</text:note-citation><text:note-body><text:p text:style-name="P73">[NdR] Oggi questo tipo di esperienza è enormemente e (per Papert) imprevedibilmente ampliata, includendo le varie forme di navigatori satellitari e la disponibilità ubiquitaria nei computer, <text:span text:style-name="T70">tablet o smartphone </text:span>di <text:span text:style-name="T70">potentissimi</text:span> s<text:span text:style-name="T70">o</text:span>ftware e servizi Web di tipo geografico o <text:span text:style-name="T70">astronomico</text:span>. </text:p></text:note-body></text:note>. Per la maggior <text:soft-page-break/>parte queste attività <text:span text:style-name="T5">comuni</text:span> e la <text:span text:style-name="T5">morta</text:span> matematica scolastica. Abbiamo messo in evidenza come l'uso della Tartaruga quale veicolo dell'idea di angolo si colleghi saldamente alla geometria del corpo. Abbiamo chiamato questa caratteristica sintonicità del corpo. Qui scopriamo una <text:span text:style-name="T5">sintonicità culturale</text:span>: la Tartaruga connette l'idea di angolo alla navigazione, attività che è fermamente e positivamente radicata nella cultura extrascolastica di molti bambini. E via via che i computer si diffonderanno nel mondo, la sintonicità culturale della geometria della Tartaruga sarà sempre più forte<text:note text:id="ftn16" text:note-class="footnote"><text:note-citation>16</text:note-citation><text:note-body><text:p text:style-name="P74">[NdR] Purtroppo è andata diversamente. La geometria della Tartaruga, sebbene si trovi all'origine della creazione e della diffusione di Scratch, ha perso la forza di questo specifico messaggio che Papert si <text:s/>auspicava.</text:p></text:note-body></text:note>. </text:p>
      <text:p text:style-name="P17">Un secondo concetto matematico la cui comprensione è facilitata dalla Tartaruga è l'idea di <text:span text:style-name="T5">variabile</text:span>: l'idea di usare un simbolo per dare un nome a un'entità sconosciuta. Per apprezzare questo contributo della Tartaruga estendiamo il codice per il cerchio in modo da disegnare delle spirali. </text:p>
      <text:p text:style-name="P17"><draw:frame draw:style-name="fr3" draw:name="Frame11" text:anchor-type="paragraph" svg:x="10.1cm" svg:y="1cm" svg:width="4.821cm" draw:z-index="19"><draw:text-box fo:min-height="8.86cm"><text:p text:style-name="Drawing"><draw:polyline text:anchor-type="paragraph" draw:z-index="20" draw:name="actual" draw:style-name="gr10" draw:text-style-name="P108" svg:width="8.84cm" svg:height="4.8cm" draw:transform="rotate (1.5707963267949) translate (0.00881944444444444cm 8.84061111111111cm)" svg:viewBox="0 0 8841 4801" draw:points="6951,1304 6987,1304 7022,1307 7057,1312 7091,1321 7124,1334 7156,1348 7186,1365 7214,1385 7241,1408 7265,1432 7288,1459 7310,1487 7327,1517 7343,1549 7357,1582 7368,1616 7375,1649 7380,1685 7382,1720 7382,1755 7378,1790 7373,1826 7364,1859 7354,1893 7340,1924 7324,1956 7304,1986 7283,2014 7260,2041 7235,2066 7209,2088 7181,2110 7151,2129 7119,2145 7087,2159 7054,2171 7020,2180 6985,2187 6950,2191 6914,2193 6879,2191 6844,2187 6809,2182 6775,2173 6742,2163 6708,2150 6676,2134 6646,2117 6616,2097 6588,2076 6562,2053 6537,2028 6514,2002 6493,1974 6473,1944 6456,1914 6440,1882 6428,1849 6417,1815 6408,1782 6401,1746 6398,1711 6396,1676 6396,1640 6399,1605 6405,1570 6412,1535 6421,1501 6431,1468 6445,1436 6461,1404 6479,1374 6498,1344 6519,1316 6542,1289 6567,1263 6593,1238 6620,1215 6648,1194 6678,1175 6708,1157 6740,1141 6772,1127 6805,1115 6839,1104 6872,1095 6907,1090 6943,1087 6978,1085 7013,1085 7049,1087 7084,1090 7119,1095 7154,1102 7188,1111 7221,1122 7255,1134 7287,1148 7318,1164 7348,1182 7378,1201 7407,1222 7433,1245 7459,1270 7484,1295 7507,1321 7528,1349 7548,1378 7567,1408 7585,1438 7601,1469 7615,1501 7627,1535 7638,1568 7646,1602 7654,1637 7659,1672 7662,1707 7664,1743 7664,1778 7662,1813 7659,1849 7654,1884 7646,1919 7639,1953 7631,1986 7620,2020 7608,2053 7594,2085 7578,2117 7560,2148 7542,2178 7523,2208 7502,2237 7479,2265 7456,2291 7431,2316 7405,2341 7378,2364 7350,2385 7322,2406 7292,2425 7262,2443 7230,2459 7198,2475 7167,2489 7133,2501 7100,2512 7066,2522 7033,2531 6997,2538 6962,2544 6927,2547 6892,2551 6856,2552 6821,2552 6786,2551 6750,2547 6715,2544 6680,2538 6645,2531 6611,2522 6578,2512 6544,2501 6511,2489 6479,2475 6447,2461 6415,2445 6385,2427 6355,2409 6325,2390 6297,2369 6269,2348 6242,2325 6216,2302 6191,2277 6167,2252 6144,2226 6121,2200 6100,2171 6078,2143 6059,2113 6041,2083 6024,2053 6008,2021 5992,1990 5978,1958 5965,1924 5953,1891 5943,1857 5934,1824 5925,1790 5918,1755 5913,1720 5907,1685 5904,1649 5900,1614 5898,1579 5898,1543 5898,1508 5900,1473 5904,1438 5907,1402 5913,1367 5920,1332 5927,1296 5935,1263 5944,1229 5955,1196 5967,1162 5980,1129 5994,1097 6008,1065 6024,1034 6040,1002 6057,972 6075,942 6094,912 6114,884 6135,855 6156,827 6179,801 6202,774 6227,748 6251,723 6276,699 6302,676 6329,653 6357,630 6385,609 6414,587 6443,568 6473,549 6503,531 6533,513 6565,497 6597,482 6629,467 6660,453 6694,441 6727,429 6761,418 6795,407 6828,399 6862,390 6895,383 6930,376 6966,370 7001,365 7036,362 7071,358 7107,356 7142,355 7177,355 7213,355 7248,356 7283,358 7318,360 7354,363 7389,367 7424,372 7459,377 7495,385 7530,392 7564,400 7597,409 7631,420 7664,430 7698,443 7731,455 7765,467 7796,482 7828,496 7860,512 7892,527 7923,543 7953,561 7983,579 8013,598 8043,617 8073,637 8102,658 8130,679 8158,700 8186,723 8213,746 8239,769 8266,794 8290,818 8315,843 8340,868 8364,894 8387,921 8410,947 8433,975 8454,1004 8475,1032 8497,1060 8516,1088 8535,1118 8555,1148 8573,1178 8590,1208 8608,1238 8624,1270 8640,1302 8655,1334 8670,1365 8684,1397 8698,1429 8710,1462 8722,1496 8735,1529 8745,1563 8756,1596 8767,1630 8775,1663 8784,1697 8793,1730 8800,1766 8807,1801 8814,1836 8819,1871 8825,1907 8828,1942 8832,1977 8835,2013 8837,2048 8839,2083 8841,2118 8841,2154 8841,2189 8841,2224 8839,2260 8837,2295 8835,2330 8832,2365 8828,2401 8825,2436 8819,2471 8814,2506 8809,2542 8804,2577 8797,2612 8789,2648 8782,2683 8774,2716 8765,2750 8756,2783 8745,2817 8735,2850 8724,2884 8714,2917 8701,2951 8689,2985 8677,3018 8662,3052 8648,3083 8634,3115 8620,3147 8604,3179 8588,3210 8573,3242 8557,3274 8539,3306 8521,3336 8504,3366 8486,3395 8467,3425 8447,3455 8428,3485 8408,3515 8389,3544 8368,3572 8347,3600 8326,3628 8304,3657 8281,3685 8259,3711 8236,3738 8213,3764 8190,3791 8165,3817 8140,3844 8116,3868 8091,3893 8066,3918 8042,3942 8015,3967 7989,3990 7962,4013 7936,4036 7909,4059 7883,4082 7855,4105 7826,4126 7798,4147 7770,4168 7742,4189 7713,4210 7685,4230 7655,4249 7625,4269 7595,4288 7565,4307 7535,4325 7505,4343 7475,4360 7445,4378 7414,4396 7382,4411 7350,4427 7318,4443 7287,4459 7255,4475 7223,4489 7191,4503 7160,4517 7128,4531 7096,4546 7063,4558 7029,4570 6996,4583 6962,4595 6929,4607 6895,4618 6862,4628 6828,4639 6795,4650 6761,4660 6727,4669 6694,4678 6660,4687 6627,4695 6593,4704 6560,4711 6525,4718 6489,4725 6454,4733 6419,4740 6384,4747 6348,4752 6313,4757 6278,4763 6242,4768 6207,4773 6172,4777 6137,4780 6101,4784 6066,4787 6031,4791 5995,4792 5960,4794 5925,4796 5890,4798 5854,4800 5819,4801 5784,4801 5749,4801 5713,4801 5678,4801 5643,4801 5607,4801 5572,4800 5537,4798 5502,4796 5466,4794 5431,4792 5396,4791 5360,4787 5325,4784 5290,4780 5255,4777 5219,4773 5184,4770 5149,4764 5114,4759 5078,4754 5043,4748 5008,4743 4972,4738 4937,4731 4902,4724 4867,4717 4831,4710 4796,4703 4761,4695 4727,4688 4694,4680 4660,4671 4627,4662 4593,4653 4560,4644 4526,4636 4493,4627 4459,4616 4426,4606 4392,4595 4359,4584 4325,4574 4292,4563 4258,4553 4225,4540 4191,4528 4157,4516 4124,4503 4090,4491 4057,4479 4023,4466 3990,4452 3958,4438 3926,4424 3895,4410 3863,4396 3831,4382 3799,4367 3768,4353 3736,4339 3704,4323 3672,4307 3641,4292 3609,4276 3577,4260 3545,4244 3514,4228 3482,4212 3450,4195 3418,4177 3388,4159 3358,4142 3328,4124 3298,4106 3268,4089 3239,4071 3209,4053 3179,4036 3149,4016 3119,3997 3089,3978 3059,3958 3029,3939 2999,3919 2969,3900 2939,3881 2910,3861 2882,3842 2854,3821 2826,3799 2798,3778 2769,3757 2741,3736 2713,3715 2685,3694 2656,3672 2628,3651 2600,3630 2572,3609 2544,3586 2515,3563 2489,3540 2462,3517 2436,3494 2409,3471 2383,3448 2357,3425 2330,3403 2304,3380 2277,3357 2251,3334 2224,3311 2198,3286 2171,3261 2145,3237 2118,3212 2094,3187 2069,3163 2044,3138 2020,3113 1995,3089 1970,3064 1946,3039 1921,3014 1896,2990 1871,2965 1847,2939 1822,2912 1797,2886 1773,2859 1748,2833 1725,2806 1702,2780 1679,2753 1656,2727 1633,2701 1610,2674 1588,2648 1565,2621 1542,2595 1519,2568 1496,2542 1473,2515 1450,2487 1427,2459 1406,2431 1385,2402 1363,2374 1342,2346 1321,2318 1300,2290 1279,2261 1258,2233 1236,2205 1215,2177 1194,2148 1173,2120 1152,2092 1131,2064 1109,2036 1088,2007 1069,1979 1050,1951 1030,1923 1011,1893 991,1863 972,1833 953,1803 933,1773 914,1743 894,1713 875,1683 855,1653 836,1623 817,1593 797,1563 778,1533 760,1503 743,1473 725,1443 707,1413 690,1383 672,1353 654,1323 637,1293 619,1263 601,1233 584,1203 566,1173 549,1143 531,1111 513,1080 496,1048 480,1016 464,984 448,953 432,921 416,889 400,857 385,826 369,794 353,762 337,730 321,699 305,667 289,635 273,603 258,572 242,540 226,508 212,476 198,445 183,413 169,381 155,349 141,318 127,286 113,254 99,222 85,191 71,159 56,127 42,95 28,64 14,32 0,0"><text:p/></draw:polyline><text:span text:style-name="T71">Figura</text:span> <text:sequence text:ref-name="refDrawing0" text:name="Drawing" text:formula="ooow:Drawing+1" style:num-format="1">1</text:sequence>: Spirale 2 - si decrementa progressivamente l'angolo</text:p></draw:text-box></draw:frame></text:p>
      <text:p text:style-name="P54"><draw:frame draw:style-name="fr3" draw:name="Frame12" text:anchor-type="paragraph" svg:x="0.009cm" svg:y="1.169cm" svg:width="8.133cm" draw:z-index="16"><draw:text-box fo:min-height="8.311cm"><text:p text:style-name="Drawing"><draw:polyline text:anchor-type="paragraph" draw:z-index="17" draw:name="actual" draw:style-name="gr9" draw:text-style-name="P107" svg:width="8.289cm" svg:height="8.113cm" draw:transform="rotate (1.5707963267949) translate (0.00881944444444444cm 8.29027777777778cm)" svg:viewBox="0 0 8290 8114" draw:points="4233,3881 4410,3881 4410,4233 3881,4233 3881,3528 4763,3528 4763,4586 3528,4586 3528,3175 5115,3175 5115,4939 3175,4939 3175,2822 5468,2822 5468,5292 2822,5292 2822,2469 5821,2469 5821,5644 2469,5644 2469,2117 6174,2117 6174,5997 2117,5997 2117,1764 6526,1764 6526,6350 1764,6350 1764,1411 6879,1411 6879,6703 1411,6703 1411,1058 7232,1058 7232,7056 1058,7056 1058,706 7585,706 7585,7408 706,7408 706,353 7938,353 7938,7761 353,7761 353,0 8290,0 8290,8114 0,8114"><text:p/></draw:polyline><text:span text:style-name="T71">Figura</text:span> <text:sequence text:ref-name="refDrawing1" text:name="Drawing" text:formula="ooow:Drawing+1" style:num-format="1">2</text:sequence>: Spirale 1 - si incrementa progressivamente il passo</text:p></draw:text-box></draw:frame></text:p>
      <text:p text:style-name="P27"/>
      <text:p text:style-name="P39">Guardiamo per esempio la spirale a <text:span text:style-name="T72">destra</text:span>. Come nel caso del cerchio, anche questa può essere disegnata in accordo con la prescrizione: procedi un poco, gira un poco. La differenza è che nel cerchio “è sempre lo stesso” la spirale diventa sempre più piatta, “meno curva”, procedendo verso l'esterno. Il cerchio è una curva con curvatura costante. La curvatura della spirale diminuisce andando verso l'esterno<text:note text:id="ftn17" text:note-class="footnote"><text:note-citation>17</text:note-citation><text:note-body><text:p text:style-name="P75">[NdR] Lasciamo al lettore l'esercizio di scrivere il codice per ottenere questa spirale e giocare provando a variarne <text:s/>parametri.</text:p></text:note-body></text:note>. Per camminare lungo una spirale uno potrebbe fare un passo, girare un poco, fare un altro passo uguale, girare un poco ma ogni volta appena un po' meno (oppure facendo ogni volta un passo appena un po' più lungo. Per tradurre questo comportamento in istruzioni da <text:soft-page-break/>dare alla Tartaruga, è necessario avere un modo per esprimere il fatto che abbiamo a che <text:s/>fare con una quantità <text:span text:style-name="T5">variabile</text:span>. In principio se ne potrebbe fare a meno ma scrivendo un codice molto lungo:</text:p>
      <text:p text:style-name="P39"/>
      <text:p text:style-name="P39"><draw:frame draw:style-name="fr2" draw:name="Frame13" text:anchor-type="paragraph" svg:width="14.317cm" draw:z-index="18"><draw:text-box fo:min-height="10.977cm"><text:p text:style-name="P99">TO SPI_1<text:tab/><text:tab/>TO SPI_2</text:p><text:p text:style-name="P99">FORWARD 5<text:tab/><text:tab/>FORWARD 1</text:p><text:p text:style-name="P99">RIGHT 90<text:tab/><text:tab/>RIGHT 5</text:p><text:p text:style-name="P99">FORWARD 15<text:tab/><text:tab/>FORWARD 1</text:p><text:p text:style-name="P99">RIGHT 90<text:tab/><text:tab/>RIGHT 5 * .995</text:p><text:p text:style-name="P99">FORWARD 20<text:tab/><text:tab/>FORWARD 1</text:p><text:p text:style-name="P99">RIGHT 90<text:tab/><text:tab/>RIGHT 5*.995*.995</text:p><text:p text:style-name="P99">FORWARD 25<text:tab/><text:tab/>FORWARD 1</text:p><text:p text:style-name="P99">RIGHT 90<text:tab/><text:tab/>RIGHT 5*.995*.995*.995</text:p><text:p text:style-name="P99">FORWARD 30<text:tab/><text:tab/>FORWARD 1</text:p><text:p text:style-name="P99">RIGHT 90<text:tab/><text:tab/>RIGHT 5*.995*.995*.995*.995</text:p><text:p text:style-name="P99">FORWARD 35<text:tab/><text:tab/>FORWARD 1</text:p><text:p text:style-name="P100">RIGHT 90<text:tab/><text:tab/>RIGHT 5*.995*.995*.995*.995*.995</text:p><text:p text:style-name="P99">FORWARD 40<text:tab/><text:tab/>FORWARD 1</text:p><text:p text:style-name="P100">RIGHT 90<text:tab/><text:tab/>RIGHT 5*.995*.995*.995*.995*.995*.995</text:p><text:p text:style-name="P99">FORWARD 45<text:tab/><text:tab/>FORWARD 1</text:p><text:p text:style-name="P100">RIGHT 90<text:tab/><text:tab/>RIGHT 5*.995*.995*.995*.995*.995*.995*.995</text:p><text:p text:style-name="P99">FORWARD 50<text:tab/><text:tab/>FORWARD 1</text:p><text:p text:style-name="P100">RIGHT 90<text:tab/><text:tab/>RIGHT 5*.995*.995*.995*.995*.995*.995*.995*.995</text:p><text:p text:style-name="P99">FORWARD 55<text:tab/><text:tab/>FORWARD 1</text:p><text:p text:style-name="P100">RIGHT 90<text:tab/><text:tab/>RIGHT 5*.995*.995*.995*.995*.995*.995*.995*.995*.995</text:p><text:p text:style-name="P99">FORWARD 60<text:tab/><text:tab/>FORWARD 1</text:p><text:p text:style-name="P100">RIGHT 90<text:tab/><text:tab/>RIGHT 5*.995*.995*.995*.995*.995*.995*.995*.995*.995*.995</text:p><text:p text:style-name="P99">FORWARD 65<text:tab/><text:tab/>ecc.</text:p><text:p text:style-name="P99">RIGHT 90</text:p><text:p text:style-name="P99">ecc.</text:p><text:p text:style-name="P105">Come NON disegnare spirali</text:p></draw:text-box></draw:frame></text:p>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0"/>
      <text:p text:style-name="P40">Qui, per la spirale di destra, abbiamo specificato esattamente dopo ogni passo di quanto deve girare la Tartaruga. Questo è noioso<text:note text:id="ftn18" text:note-class="footnote"><text:note-citation>18</text:note-citation><text:note-body><text:p text:style-name="P76">[NdR] E, alla lunga, impossibile. Se volessimo scrivere il codice aggiustando i parametri in maniera da iniziare da molto piccola, avvolgendosi fittamente, diverrebbe presto impossibile scrivere tutto il codice.</text:p></text:note-body></text:note>. <text:span text:style-name="T73">Un metodo migliore è quello di usare il concetto di nome simbolico mediante una variabile, una delle idee matematiche più potenti che siano mai state inventate. <text:s/></text:span></text:p>
      <text:p text:style-name="P41">Nella Lingua della Tartaruga <text:span text:style-name="T74">le variabili sono presentate nella forma di un mezzo di comunicazione. <text:s/>Quello che noi vogliamo dire alla Tartaruga è: “Vai avanti di un piccolo passo, quindi gira un po', ma non so di quanto ora perché sarà sempre di una quantità differente.” Per disegnare la spirale di <text:s/>sinistra diremmo: “fai un passo, che però sarà ogni volta differente, e poi gira di 90.” Nel linguaggio matematico il trucco per dire qualcosa del genere è quello di inventare un nome per “la quantità che ora non ti posso dire”. Il nome potrebbe essere una lettera, come </text:span><text:span text:style-name="T13">X</text:span><text:span text:style-name="T74">, o potrebbe essere una parola intera, come ANGOLO o DISTANZA. (Uno dei contributi minori della cultura computazionale alla matematica è l'abitudine di usare per i nomi delle variabili parole che facilitino la memorizzazione invece di singole lettere.) Per applicare l'idea di variabile, la Lingua della Tartaruga consente di creare “procedure con un ingresso (</text:span><text:span text:style-name="T13">input</text:span><text:span text:style-name="T74">)”</text:span><text:span text:style-name="T74"><text:note text:id="ftn19" text:note-class="footnote"><text:note-citation>19</text:note-citation><text:note-body><text:p text:style-name="P77">[NdR] Queste che Papert chiama “procedure”, nel resto del manuale le abbiamo chiamate prevalentemente “subroutine”. <text:span text:style-name="T75">La denominazione varia a seconda del linguaggio e del contesto. Più o meno sinonimi sono “procedure”, “subroutine”, “funzioni”, “metodi”.</text:span></text:p></text:note-body></text:note></text:span><text:span text:style-name="T74">. Queste si ottengono scrivendo per esempio:</text:span></text:p>
      <text:p text:style-name="P41"><draw:frame draw:style-name="fr2" draw:name="Frame14" text:anchor-type="paragraph" svg:width="10.583cm" draw:z-index="21"><draw:text-box fo:min-height="0.499cm"><text:p text:style-name="P101">TO <text:span text:style-name="T76">PASSO</text:span> <text:span text:style-name="T76">DISTANZA</text:span></text:p><text:p text:style-name="P101"><text:tab/>FORWARD DISTANZA</text:p><text:p text:style-name="P101"><text:tab/>RIGHT 90</text:p><text:p text:style-name="P101">END</text:p></draw:text-box></draw:frame><text:soft-page-break/></text:p>
      <text:p text:style-name="P41"/>
      <text:p text:style-name="P41"/>
      <text:p text:style-name="P41"/>
      <text:p text:style-name="P42">Se in un frammento di codice introduciamo l'istruzione <text:span text:style-name="T76">PASSO</text:span> <text:span text:style-name="T76">100</text:span>,<text:note text:id="ftn20" text:note-class="footnote"><text:note-citation>20</text:note-citation><text:note-body><text:p text:style-name="P78">[NdR] L'accorgimento tipografico di usare il grassetto è mio e, come in altre parti del manuale, serve a focalizzare l'attenzione sui particolari più importanti nel contesto del discorso.</text:p></text:note-body></text:note> quello che otterremo sarà che la Tartaruga andrà avanti di 100 unità di percorso e poi girerà a destra di 90 gradi. Similmente, con <text:span text:style-name="T76">PASSO 110</text:span> la Tartaruga andrà avanti di 100 unità e poi girerà di 90 gradi. Con il LOGO noi incoraggiamo i bambini a servirsi di metafore antropomorfiche: il comando PASSO dà un ordine a un aiutante (“l'uomo che fa un passo”) il cui compito è di dare alla Tartaruga due comandi, un FORWARD e un RIGHT. Ma questo aiutante non può fare il lavoro senza un altro dato – un numero da passare a un “uomo che fa il FORWARD”, per specificare quanto deve essere lungo il passo. </text:p>
      <text:p text:style-name="P42">La procedura PASSO<text:tab/>non è entusiasmante, ma con una piccola modifica lo può diventare. Confrontiamola con la procedura SPI_1, che è esattamente la stessa<text:note text:id="ftn21" text:note-class="footnote"><text:note-citation>21</text:note-citation><text:note-body><text:p text:style-name="P79">[NdR] Nel senso che la procedura SPI_1 nella pagina precedente, è sì molto più lunga, ma contiene solo due tipi di istruzioni: FORWARD 5 e RIGHT 90.</text:p></text:note-body></text:note> eccetto che per una linea:</text:p>
      <text:p text:style-name="P42"/>
      <text:p text:style-name="P42"><draw:frame draw:style-name="fr2" draw:name="Frame15" text:anchor-type="paragraph" svg:width="10.583cm" draw:z-index="22"><draw:text-box fo:min-height="0.499cm"><text:p text:style-name="P102">TO SPI DISTANZA</text:p><text:p text:style-name="P102"><text:tab/>FORWARD DISTANZA</text:p><text:p text:style-name="P102"><text:tab/>RIGHT 90</text:p><text:p text:style-name="P102"><text:tab/>SPI DISTANZA + 5</text:p><text:p text:style-name="P102">END</text:p></draw:text-box></draw:frame></text:p>
      <text:p text:style-name="P42"/>
      <text:p text:style-name="P42"/>
      <text:p text:style-name="P42"/>
      <text:p text:style-name="P42"/>
      <text:p text:style-name="P43">Se noi diamo il comando SPI 100 invochiamo un aiutante di nome SPI dandogli un valore in ingresso (<text:span text:style-name="T5">input</text:span>) pari a 100. <text:span text:style-name="T77">L'aiutante SPI dà a sua volta tre comandi. Il primo è esattamente lo stesso di quello dell'aiutante PASSO: dì alla Tartaruga di andare avanti di 100 unità. Il secondo dice alla Tartaruga <text:s/>girare a destra. Anche qui nulla di nuovo. Ma il terzo contiene qualcosa di straordinario. Questo comando risulta essere SPI 105. Qual'è l'effetto? Quello di dire alla tartaruga di andare avanti di 105 unità, di girare di 90 gradi, e poi di dare il comando SPI 110. È così che si ottiene un trucco che si chiama “ricorsività”, con la quale si dà vita a un processo infinito che si realizza ad esempio con le spirali raffigurate precedentemente.</text:span></text:p>
      <text:p text:style-name="P44">Di tutte le idee che ho presentato agli studenti, la ricorsività spicca come quello che più facilmente causa meraviglia. Io penso,in parte <text:s/>perché l'idea di procedere all'infinito solletica la fantasia di qualsiasi bambino, e in parte perché la ricorsività medesima ha radici nella cultura popolare. <text:span text:style-name="T78">Ecco un indovinello ricorsivo: se hai un desiderio qual'è il secondo? (altri due desideri.) Oppure l'immagine evocativa di un'etichetta che riporta la sua propria immagine</text:span><text:span text:style-name="T78"><text:note text:id="ftn22" text:note-class="footnote"><text:note-citation>22</text:note-citation><text:note-body><text:p text:style-name="P80">[NdR] Oppure la fuga di immagini che si ottiene quando si guarda in uno di due specchi contrapposti. <text:span text:style-name="T79">Il concetto di ricorsività è realmente potente. Ad esempio apre le porte al mondo dei frattali. Con Logo si possono ottenere degli effetti grafici sorprendenti e suggestivi. Approfondiremo questo tema più avanti nel manuale. </text:span></text:p></text:note-body></text:note></text:span><text:span text:style-name="T78">. Offrendo l'opportunità di </text:span><text:soft-page-break/><text:span text:style-name="T78">di giocare <text:s/>con l'infinito si pongono i bambini in contatto con qualcosa che si avvicina ad essere un matematico. Un altro esempio di <text:s/>esperienza matematica viva è illustrato nella figura seguente, dove si vede come sia possibile esplorare un curioso fenomeno matematico variando l'angolo di rotazione nella procedura SPI.</text:span></text:p>
      <text:p text:style-name="P44"><draw:path text:anchor-type="paragraph" draw:z-index="24" draw:name="turtle" draw:style-name="gr1" draw:text-style-name="P106" svg:width="2.116cm" svg:height="2.116cm" draw:transform="rotate (-3.07177948351002) translate (13.7960669990153cm 2.79873524070146cm)" svg:viewBox="0 0 2117 2117" svg:d="M847 1288l-221 382-81-301zM1058 176l223 221-223 220-218-220zM1579 1358l-302-81 222 381zM1880 698l-427-114-269 157 426 113zM926 750l-383-221-220 383zM1499 1058l-441-441-441 441 441 441zM1058 2117zM1265 2096zM1464 2036zM1646 1939zM1806 1806zM1939 1646zM2036 1464zM2095 1265zM2117 1058zM2095 852zM2036 653zM1939 471zM1806 310zM1646 178zM1464 81zM1265 21zM1058 0zM852 21zM653 81zM471 178zM310 310zM178 471zM81 653zM21 852zM0 1058zM21 1265zM81 1464zM178 1646zM310 1806zM471 1939zM653 2036zM852 2096zM1058 1058z"><text:p/></draw:path><draw:polyline text:anchor-type="paragraph" draw:z-index="23" draw:name="actual" draw:style-name="gr11" draw:text-style-name="P108" svg:width="8.737cm" svg:height="8.589cm" draw:transform="rotate (1.5707963267949) translate (4.28095833333333cm 10.5551111111111cm)" svg:viewBox="0 0 8738 8590" draw:points="4297,4212 4473,4212 4486,4565 3958,4602 3884,3900 4757,3776 4941,4819 3732,5076 3390,3708 4916,3270 5461,4948 3637,5611 2843,3648 4939,2715 6022,4934 3687,6175 2275,3731 4819,2141 6595,4773 3884,6743 1713,3963 4551,1582 7147,4466 4230,7285 1185,4344 4136,1067 7650,4015 4718,7768 723,4865 3584,624 8072,3429 5338,8165 355,5516 2907,284 8386,2723 6073,8447 106,6276 2122,69 8565,1916 6902,8590 0,7123 1256,0 8592,1032 7800,8574 58,8033 335,101 8449,101 8738,8386"><text:p/></draw:polylin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text:p>
      <text:p text:style-name="P44"/>
      <text:p text:style-name="P45">Angoli vicino a 90<text:note text:id="ftn23" text:note-class="footnote"><text:note-citation>23</text:note-citation><text:note-body><text:p text:style-name="P81">[NdR] Quello usato nella figura è pari a 88 gradi.</text:p></text:note-body></text:note> producono l'emergenza di un fenomeno sorprendente: le braccia della galassia non sono stati codificati esplicitamente nella procedura. Emergono in maniera sorprendente e spesso danno luogo a prolungate esplorazioni nel corso delle quali <text:span text:style-name="T80">riflessioni</text:span> di tipo numerico e geometrico si intrecciano con considerazioni estetiche. </text:p>
      <text:p text:style-name="P46">In Logo <text:span text:style-name="T81">spesso le nuove idee compaiono in risposta alla necessità di ottenere un risultato per fare qualcosa che prima non era possibile. Nel contesto scolastico tradizionale lo studente incontra la nozione di variabile in piccoli problemi come questo:</text:span></text:p>
      <text:p text:style-name="P47"><text:span text:style-name="T5">5 + X = 8</text:span>. Quanto vale <text:span text:style-name="T5">X</text:span>?</text:p>
      <text:p text:style-name="P48">Pochi bambini lo vedono come un problema personalmente rilevante, e ancora meno interpretano il metodo di soluzione come una fonte di potere. E hanno ragione. Non è che ci possono fare molto nel contesto della loro vita. In LOGO è invece molto diverso. Qui il bambino ha un obiettivo personale: quello di fare una spirale. In tale contesto l'idea di variabile è una sorgente di potere personale, potere di esaudire un desiderio altrimenti inaccessibile. Certamente, molti dei bambini che si imbattono nella nozione di variabile nel contesto convenzionale <text:span text:style-name="T82">imparano a usarla efficacemente. Ma raramente nasce in loro un senso di “potere matematico”</text:span><text:span text:style-name="T82"><text:note text:id="ftn24" text:note-class="footnote"><text:note-citation>24</text:note-citation><text:note-body><text:p text:style-name="P82">[NdR] <text:span text:style-name="T5">Mathpower</text:span>.</text:p></text:note-body></text:note></text:span><text:span text:style-name="T82">, nemmeno nei più </text:span><text:soft-page-break/><text:span text:style-name="T82">bravi e più brillanti. E questo è il punto di forte contrasto fra la situazione in cui l'idea di variabile venga incontrata nella scuola tradizionale o nell'ambiente LOGO. In LOGO il concetto conferisce potere al bambino, il quale sperimenta come la matematica attivi una cultura che rende possibile ciò che prima non lo era. </text:span></text:p>
      <text:p text:style-name="P49">Se l'uso della variabile per fare una spirale fosse stato introdotto come un esempio isolato per “illustrare” il “concetto di potere matematico” l'opportunità di agganciare l'attenzione dei bambini (come gli ingranaggi avevano agganciato la mia<text:note text:id="ftn25" text:note-class="footnote"><text:note-citation>25</text:note-citation><text:note-body><text:p text:style-name="P83">[NdR] Qui Papert si riferisce alla storia che aveva narrato nell'introduzione del libro sull'interesse che gli ingranaggi avevano <text:s/>casualmente destato in lui quando era piccolo, un episodio che avrebbe poi funzionato da potente catalizzatore per la sua formazione.</text:p></text:note-body></text:note>) sarebbe occorsa casualmente e in pochi casi. <text:span text:style-name="T83">Ma nella geometria della Tartaruga questo non è un episodio isolato. È il modo usuale di incontrare nuova conoscenza matematica. Il “potere matematico”, si potrebbe dire, “diviene un modo di vita”. Il senso di potenza non si associa solo metodi immediatamente applicabili come l'uso delle misure angolari o le variabili, ma anche con concetti come “teorema” o “dimostrazione” o “euristico” o “metodo di problem solving”. Usando concetti del genere il bambino sviluppa dei modi per parlare </text:span><text:span text:style-name="T14">di</text:span><text:span text:style-name="T83"> matematica. Ed è su tale sviluppo dell'articolazione matematica che ora ci soffermiamo.</text:span></text:p>
      <text:p text:style-name="P55">Consideriamo un bambino che con la Tartaruga abbia già disegnato un quadrato e un cerchio e che ora vorrebbe disegnare un triangolo che con tutti e tre i lati eguali a 100 unità. La forma di questo programma potrebbe essere:</text:p>
      <text:p text:style-name="P55"><draw:frame draw:style-name="fr2" draw:name="Frame16" text:anchor-type="paragraph" svg:width="10.583cm" draw:z-index="25"><draw:text-box fo:min-height="0.499cm"><text:p text:style-name="P103">TO TRIANGOLO</text:p><text:p text:style-name="P103"><text:tab/>REPEAT 3</text:p><text:p text:style-name="P103"><text:tab/>FORWARD 100</text:p><text:p text:style-name="P103"><text:tab/>RIGHT QUALCOSA</text:p><text:p text:style-name="P103">END</text:p></draw:text-box></draw:frame> </text:p>
      <text:p text:style-name="P44"/>
      <text:p text:style-name="P44"/>
      <text:p text:style-name="P44"/>
      <text:p text:style-name="P44"/>
      <text:p text:style-name="P50">Ma affinché la Tartaruga disegni la figura il bambino deve dirle qualcosa di più. Qual è la quantità che abbiamo chiamato QUALCOSA? Per il quadrato avevamo istruito la Tartaruga affinché girasse di 90 gradi ad ogni vertice, con il codice seguente: </text:p>
      <text:p text:style-name="P50"/>
      <text:p text:style-name="P50"><draw:frame draw:style-name="fr2" draw:name="Frame17" text:anchor-type="paragraph" svg:width="10.583cm" draw:z-index="26"><draw:text-box fo:min-height="0.499cm"><text:p text:style-name="P103">TO <text:span text:style-name="T84">QUADRATO</text:span></text:p><text:p text:style-name="P103"><text:tab/>REPEAT <text:span text:style-name="T84">4</text:span></text:p><text:p text:style-name="P103"><text:tab/>FORWARD 100</text:p><text:p text:style-name="P103"><text:tab/>RIGHT <text:span text:style-name="T84">90</text:span></text:p><text:p text:style-name="P103">END</text:p></draw:text-box></draw:frame></text:p>
      <text:p text:style-name="P44"/>
      <text:p text:style-name="P44"/>
      <text:p text:style-name="P44"/>
      <text:p text:style-name="P44"/>
      <text:p text:style-name="P51">Qui possiamo apprezzare come il precetto di Polya, “cerca situazioni simili”, e il principio procedurale della geometria della Tartaruga, “gioca con la Tartaruga”, possano lavorare insieme. <text:span text:style-name="T5">Cosa c'è di eguale</text:span> fra il quadrato e il triangolo? Se tracciamo il percorso che vogliamo far seguire alla Tartaruga, notiamo che in ambedue i casi questa finisce ritrovandosi nella posizione iniziale e rivolta nella stessa direzione. <text:span text:style-name="T85">In altre parole, si finisce nello stato in cui eravamo partiti. E nel </text:span><text:soft-page-break/><text:span text:style-name="T85">frattempo abbiamo fatto un giro completo. </text:span><text:span text:style-name="T15">Ciò che è diverso</text:span><text:span text:style-name="T85"> nei due casi è il fatto che il giro sia stato compiuto in tre o quattro tappe. Il contenuto matematico di quest'idea è tanto ricco quanto semplice. Il fatto importante è la nozione del viaggio totale – quanto devi girare in tutto per fare il giro completo?</text:span></text:p>
      <text:p text:style-name="P51"><text:span text:style-name="T86">La cosa sorprendente è che tutti i giri completi danno <text:s/>lo stesso risultato, pari a 360 gradi. Le quattro rotazioni di 90 gradi del quadrato fanno 360 gradi e siccome le rotazioni hanno luogo presso i vertici, nel caso del triangolo ci sono tre rotazioni che varranno 360 gradi diviso per tre. Così la quantità che abbiamo <text:s/>chiamato QUALCOSA deve valere 120 gradi. Questa è l'enunciazione del “Teorema del Viaggio Totale”</text:span><text:span text:style-name="T86"><text:note text:id="ftn26" text:note-class="footnote"><text:note-citation>26</text:note-citation><text:note-body><text:p text:style-name="P84">[NdR] <text:span text:style-name="T5">Total Trip Theorem</text:span>.</text:p></text:note-body></text:note></text:span><text:span text:style-name="T86">:</text:span></text:p>
      <text:p text:style-name="Quotations">Se una Tartaruga gira intorno al contorno di qualsiasi figura, finendo nello stato iniziale, allora la somma di tutte le rotazioni sarà pari a 360 gradi.</text:p>
      <text:p text:style-name="P52">Parte integrante della comprensione di questo risultato è avere <text:s/>acquisito un metodo per risolvere una ben definita classe di problemi. L'incontro del bambino con questo teorema è diverso per vari aspetti rispetto alla memorizzazione della sua controparte euclidea: “la somma degli angoli interni di un triangolo è 180 gradi.”</text:p>
      <text:p text:style-name="P52">In primo luogo (almeno nel contesto di un computer con LOGO), il Teorema del ViaggioTotale è più potente, perché il bambino lo può usare. Secondariamente è più generale: si applica ai quadrati e alle curve come ai triangoli. Terzo, è più facilmente comprensibile. Si dimostra facilmente. Ed è più personale: lo puoi “percorrere” <text:span text:style-name="T87">ed è rappresentativo di un modello per porre la matematica con la conoscenza personale. </text:span></text:p>
      <text:p text:style-name="P53">Abbiamo visto come un bambino può servirsi del Teorema del Viaggio Totale per disegnare un triangolo equilatero. Quello che è veramente interessante è osservare come il teorema possa essere riapplicato in progetti molto più complessi. Perché ciò che conta quando un bambino si appropria di un teorema, non sta nella memorizzazione, ma nel fatto che con pochi teoremi importanti <text:span text:style-name="T88">si</text:span> apprezza quanto certe idee possano costituire strumenti del pensiero utili per tutta la vita. <text:span text:style-name="T88">Si impara a apprezzare e rispettare la forza delle idee potenti. Si impara che l'idea più potente di tutte è l'idea di idea potente.</text:span></text:p>
      <text:p text:style-name="P53"/>
      <text:p text:style-name="P104"/>
      <text:p text:style-name="P44"/>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_20_4" draw:display-name="Dashed (var) 4" draw:style="rect" draw:dots1="1" draw:distance="0cm"/>
    <draw:stroke-dash draw:name="Dashed_20__28_var_29__20_5" draw:display-name="Dashed (var) 5" draw:style="rect" draw:dots2="1" draw:dots2-length="0.02cm" draw:distance="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Drawing"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8:54:57.464348529</meta:creation-date>
    <dc:date>2018-01-10T18:53:49.184494357</dc:date>
    <meta:editing-duration>P2DT5H12M17S</meta:editing-duration>
    <meta:editing-cycles>347</meta:editing-cycles>
    <meta:generator>LibreOffice/5.2.7.2$Linux_x86 LibreOffice_project/2b7f1e640c46ceb28adf43ee075a6e8b8439ed10</meta:generator>
    <meta:document-statistic meta:table-count="0" meta:image-count="0" meta:object-count="0" meta:page-count="19" meta:paragraph-count="222" meta:word-count="7933" meta:character-count="51154" meta:non-whitespace-character-count="43220"/>
  </office:meta>
</office:document-meta>
</file>